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5.1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117"/>
    <style:style style:name="ce5" style:family="table-cell" style:parent-style-name="Default" style:data-style-name="N1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ce2" table:number-columns-repeated="6"/>
          <table:table-cell table:number-columns-repeated="2"/>
        </table:table-row>
        <table:table-row table:style-name="ro1">
          <table:table-cell table:formula="of:=PRODUCT([.B2:.L2])" office:value-type="float" office:value="232792560">
            <text:p>232792560</text:p>
          </table:table-cell>
          <table:table-cell table:formula="of:=2^4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9">
            <text:p>1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formula="of:=PRODUCT([.B3:.L3])" office:value-type="float" office:value="232792560">
            <text:p>23279256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table:formula="of:=5168" office:value-type="float" office:value="5168">
            <text:p>5168</text:p>
          </table:table-cell>
          <table:table-cell table:style-name="ce2" table:number-columns-repeated="3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4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4" table:formula="of:=(1+SQRT(5))/2" office:value-type="float" office:value="1.6180339887499">
            <text:p>1.61803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M7]*[.L7]"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4" office:value-type="float" office:value="1">
            <text:p>1.00000</text:p>
          </table:table-cell>
          <table:table-cell table:style-name="ce2" table:number-columns-repeated="4"/>
          <table:table-cell table:style-name="ce2" office:value-type="float" office:value="3">
            <text:p>3</text:p>
          </table:table-cell>
          <table:table-cell table:style-name="ce2" table:formula="of:=[.L7]*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8]*[.L8]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roblems remaining</text:p>
          </table:table-cell>
          <table:table-cell table:number-columns-repeated="2"/>
          <table:table-cell table:style-name="ce4" table:formula="of:=[.F8]*[.F7]" office:value-type="float" office:value="1.6180339887499">
            <text:p>1.61803</text:p>
          </table:table-cell>
          <table:table-cell table:style-name="ce2" table:formula="of:=[.F9]&lt;[.E8]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formula="of:=[.L8]*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M9]*[.L9]" office:value-type="float" office:value="4">
            <text:p>4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table:style-name="ce4" table:formula="of:=[.E10]^2/48" office:value-type="float" office:value="300">
            <text:p>300.00000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formula="of:=[.L9]*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M10]*[.L10]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2008 Practic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0]+1" office:value-type="float" office:value="6">
            <text:p>6</text:p>
          </table:table-cell>
          <table:table-cell table:style-name="ce2" table:formula="of:=[.L10]*2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M11]*[.L11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1 3</text:p>
          </table:table-cell>
          <table:table-cell table:style-name="ce1" office:value-type="float" office:value="0">
            <text:p>0</text:p>
          </table:table-cell>
          <table:table-cell office:value-type="string">
            <text:p>Perpet, Mystery square</text:p>
          </table:table-cell>
          <table:table-cell/>
          <table:table-cell table:style-name="ce4" table:formula="of:=COMBIN(56;5)" office:value-type="float" office:value="3819816">
            <text:p>3,819,816.00000</text:p>
          </table:table-cell>
          <table:table-cell table:style-name="ce2" table:number-columns-repeated="4"/>
          <table:table-cell table:style-name="ce2" table:formula="of:=[.K11]+1" office:value-type="float" office:value="7">
            <text:p>7</text:p>
          </table:table-cell>
          <table:table-cell table:style-name="ce2" table:formula="of:=[.L11]*2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M12]*[.L12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4" table:formula="of:=COMBIN(36;10)" office:value-type="float" office:value="254186856">
            <text:p>254,186,856.00000</text:p>
          </table:table-cell>
          <table:table-cell table:style-name="ce2" table:number-columns-repeated="4"/>
          <table:table-cell table:style-name="ce2" table:formula="of:=[.K12]+1" office:value-type="float" office:value="8">
            <text:p>8</text:p>
          </table:table-cell>
          <table:table-cell table:style-name="ce2" table:formula="of:=[.L12]*2"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M13]*[.L13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2 3</text:p>
          </table:table-cell>
          <table:table-cell table:style-name="ce1" office:value-type="float" office:value="2">
            <text:p>2</text:p>
          </table:table-cell>
          <table:table-cell office:value-type="string">
            <text:p>Quality food, lost password</text:p>
          </table:table-cell>
          <table:table-cell/>
          <table:table-cell table:style-name="ce4" table:formula="of:=2^31" office:value-type="float" office:value="2147483648">
            <text:p>2,147,483,648.00000</text:p>
          </table:table-cell>
          <table:table-cell table:style-name="ce2" table:number-columns-repeated="4"/>
          <table:table-cell table:style-name="ce2" table:formula="of:=[.K13]+1" office:value-type="float" office:value="9">
            <text:p>9</text:p>
          </table:table-cell>
          <table:table-cell table:style-name="ce2" table:formula="of:=[.L13]*2" office:value-type="float" office:value="128">
            <text:p>128</text:p>
          </table:table-cell>
          <table:table-cell/>
          <table:table-cell table:formula="of:=[.M14]*[.L14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2 finals</text:p>
          </table:table-cell>
          <table:table-cell office:value-type="float" office:value="1">
            <text:p>1</text:p>
          </table:table-cell>
          <table:table-cell office:value-type="string">
            <text:p>shifting paths</text:p>
          </table:table-cell>
          <table:table-cell/>
          <table:table-cell table:style-name="ce4"/>
          <table:table-cell table:style-name="ce2"/>
          <table:table-cell table:style-name="ce2" table:formula="of:=BASE(5000;2)" office:value-type="string" office:string-value="1001110001000">
            <text:p>1001110001000</text:p>
          </table:table-cell>
          <table:table-cell table:style-name="ce2" table:number-columns-repeated="2"/>
          <table:table-cell table:style-name="ce2" table:formula="of:=[.K14]+1" office:value-type="float" office:value="10">
            <text:p>10</text:p>
          </table:table-cell>
          <table:table-cell table:style-name="ce2" table:formula="of:=[.L14]*2" office:value-type="float" office:value="256">
            <text:p>256</text:p>
          </table:table-cell>
          <table:table-cell/>
          <table:table-cell table:formula="of:=[.M15]*[.L15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4"/>
          <table:table-cell table:style-name="ce2" table:number-columns-repeated="4"/>
          <table:table-cell table:style-name="ce2" table:formula="of:=[.K15]+1" office:value-type="float" office:value="11">
            <text:p>11</text:p>
          </table:table-cell>
          <table:table-cell table:style-name="ce2" table:formula="of:=[.L15]*2" office:value-type="float" office:value="512">
            <text:p>512</text:p>
          </table:table-cell>
          <table:table-cell/>
          <table:table-cell table:formula="of:=[.M16]*[.L16]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formula="of:=675/3" office:value-type="float" office:value="225">
            <text:p>225</text:p>
          </table:table-cell>
          <table:table-cell table:style-name="ce4" table:formula="of:=[.E17]*2" office:value-type="float" office:value="450">
            <text:p>450.00000</text:p>
          </table:table-cell>
          <table:table-cell table:style-name="ce2" table:number-columns-repeated="4"/>
          <table:table-cell table:style-name="ce2" table:formula="of:=[.K16]+1" office:value-type="float" office:value="12">
            <text:p>12</text:p>
          </table:table-cell>
          <table:table-cell table:style-name="ce2" table:formula="of:=[.L16]*2" office:value-type="float" office:value="1024">
            <text:p>1024</text:p>
          </table:table-cell>
          <table:table-cell office:value-type="float" office:value="0">
            <text:p>0</text:p>
          </table:table-cell>
          <table:table-cell table:formula="of:=[.M17]*[.L1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10:.C17])" office:value-type="float" office:value="3">
            <text:p>3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7]+1" office:value-type="float" office:value="13">
            <text:p>13</text:p>
          </table:table-cell>
          <table:table-cell table:style-name="ce2" table:formula="of:=[.L17]*2" office:value-type="float" office:value="2048">
            <text:p>2048</text:p>
          </table:table-cell>
          <table:table-cell office:value-type="float" office:value="0">
            <text:p>0</text:p>
          </table:table-cell>
          <table:table-cell table:formula="of:=[.M18]*[.L18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table:style-name="ce4"/>
          <table:table-cell table:style-name="ce2" table:number-columns-repeated="4"/>
          <table:table-cell table:style-name="ce2" table:formula="of:=[.K18]+1" office:value-type="float" office:value="14">
            <text:p>14</text:p>
          </table:table-cell>
          <table:table-cell table:style-name="ce2" table:formula="of:=[.L18]*2" office:value-type="float" office:value="4096">
            <text:p>4096</text:p>
          </table:table-cell>
          <table:table-cell office:value-type="float" office:value="1">
            <text:p>1</text:p>
          </table:table-cell>
          <table:table-cell table:formula="of:=[.M19]*[.L19]" office:value-type="float" office:value="4096">
            <text:p>4096</text:p>
          </table:table-cell>
        </table:table-row>
        <table:table-row table:style-name="ro1">
          <table:table-cell/>
          <table:table-cell office:value-type="string">
            <text:p>2008 1A</text:p>
          </table:table-cell>
          <table:table-cell/>
          <table:table-cell office:value-type="string">
            <text:p>Numbers</text:p>
          </table:table-cell>
          <table:table-cell/>
          <table:table-cell table:style-name="ce4"/>
          <table:table-cell table:style-name="ce2" table:number-columns-repeated="5"/>
          <table:table-cell table:style-name="ce2" table:formula="of:=[.L19]*2" office:value-type="float" office:value="8192">
            <text:p>8192</text:p>
          </table:table-cell>
          <table:table-cell office:value-type="float" office:value="0">
            <text:p>0</text:p>
          </table:table-cell>
          <table:table-cell table:formula="of:=[.M20]*[.L20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10"/>
          <table:table-cell table:style-name="ce2" table:formula="of:=[.L20]*2" office:value-type="float" office:value="16384">
            <text:p>16384</text:p>
          </table:table-cell>
          <table:table-cell office:value-type="float" office:value="0">
            <text:p>0</text:p>
          </table:table-cell>
          <table:table-cell table:formula="of:=[.M21]*[.L21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31" office:value-type="float" office:value="2147483648">
            <text:p>214748364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P</text:p>
          </table:table-cell>
          <table:table-cell table:style-name="ce2" table:number-columns-repeated="4"/>
          <table:table-cell table:style-name="ce2" table:formula="of:=[.L21]*2" office:value-type="float" office:value="32768">
            <text:p>32768</text:p>
          </table:table-cell>
          <table:table-cell/>
          <table:table-cell table:formula="of:=[.M22]*[.L22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63" office:value-type="float" office:value="9.22337203685478E+018">
            <text:p>922337203685478000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2">
            <text:p>32</text:p>
          </table:table-cell>
          <table:table-cell table:style-name="ce2" table:number-columns-repeated="4"/>
          <table:table-cell/>
          <table:table-cell table:formula="of:=SUM([.N7:.N22])" office:value-type="float" office:value="4111">
            <text:p>4111</text:p>
          </table:table-cell>
        </table:table-row>
        <table:table-row table:style-name="ro1">
          <table:table-cell/>
          <table:table-cell table:style-name="ce2"/>
          <table:table-cell table:style-name="ce2" office:value-type="float" office:value="8">
            <text:p>8</text:p>
          </table:table-cell>
          <table:table-cell table:style-name="ce2" table:formula="of:=10^[.C24]" office:value-type="float" office:value="100000000">
            <text:p>100000000</text:p>
          </table:table-cell>
          <table:table-cell table:style-name="ce2" table:number-columns-repeated="2"/>
          <table:table-cell table:style-name="ce2" table:formula="of:=[.G23]*[.H23]/[.F23]" office:value-type="float" office:value="53.3333333333333">
            <text:p>53</text:p>
          </table:table-cell>
          <table:table-cell table:style-name="ce2" table:formula="of:=MOD([.G23]*[.H23];[.F23])" office:value-type="float" office:value="1">
            <text:p>1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style-name="ce2" table:number-columns-repeated="11"/>
          <table:table-cell table:number-columns-repeated="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formula="of:=[.F26]*[.$B26]" office:value-type="float" office:value="4">
            <text:p>4</text:p>
          </table:table-cell>
          <table:table-cell table:style-name="ce2" table:formula="of:=[.G26]*[.$B26]" office:value-type="float" office:value="8">
            <text:p>8</text:p>
          </table:table-cell>
          <table:table-cell table:style-name="ce2" table:formula="of:=[.H26]*[.$B26]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>
            <text:p>Size 3</text:p>
          </table:table-cell>
          <table:table-cell table:style-name="ce2" office:value-type="float" office:value="1">
            <text:p>1</text:p>
          </table:table-cell>
          <table:table-cell table:style-name="ce2" table:formula="of:=[.F27]*[.$B27]" office:value-type="float" office:value="3">
            <text:p>3</text:p>
          </table:table-cell>
          <table:table-cell table:style-name="ce2" table:formula="of:=[.G27]*[.$B27]" office:value-type="float" office:value="7">
            <text:p>7</text:p>
          </table:table-cell>
          <table:table-cell table:style-name="ce2" table:formula="of:=[.H27]*[.$B27]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table:formula="of:=26247" office:value-type="float" office:value="26247">
            <text:p>26247</text:p>
          </table:table-cell>
          <table:table-cell table:style-name="ce2" table:formula="of:=[.K27]*([.K27]+1)/2" office:value-type="float" office:value="344465628">
            <text:p>344465628</text:p>
          </table:table-cell>
          <table:table-cell table:formula="of:=SQRT([.L27])" office:value-type="float" office:value="18559.7852358264">
            <text:p>18559.78523582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table:formula="of:=[.F28]*[.$B28]" office:value-type="float" office:value="2">
            <text:p>2</text:p>
          </table:table-cell>
          <table:table-cell table:style-name="ce2" table:formula="of:=[.G28]*[.$B28]" office:value-type="float" office:value="1">
            <text:p>1</text:p>
          </table:table-cell>
          <table:table-cell table:style-name="ce2" table:formula="of:=[.H28]*[.$B28]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table:formula="of:=[.K27]*[.K27]" office:value-type="float" office:value="688905009">
            <text:p>6889050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7"/>
          <table:table-cell table:number-columns-repeated="2"/>
          <table:table-cell table:style-name="ce2"/>
          <table:table-cell table:style-name="ce2"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2"/>
          <table:table-cell table:style-name="ce2" table:formula="of:=SUM([.C26:.C28])" office:value-type="float" office:value="9">
            <text:p>9</text:p>
          </table:table-cell>
          <table:table-cell table:style-name="ce2" table:formula="of:=SUM([.D26:.D28])" office:value-type="float" office:value="16">
            <text:p>16</text:p>
          </table:table-cell>
          <table:table-cell table:style-name="ce2" table:formula="of:=SUM([.E26:.E28])" office:value-type="float" office:value="15">
            <text:p>15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table:formula="of:=[.C30]" office:value-type="float" office:value="9">
            <text:p>9</text:p>
          </table:table-cell>
          <table:table-cell table:style-name="ce2" table:formula="of:=[.D30]/[.C30]" office:value-type="float" office:value="1.77777777777778">
            <text:p>2</text:p>
          </table:table-cell>
          <table:table-cell table:style-name="ce2" table:formula="of:=[.E30]/[.C30]" office:value-type="float" office:value="1.66666666666667">
            <text:p>2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0]+1" office:value-type="float" office:value="6">
            <text:p>6</text:p>
          </table:table-cell>
          <table:table-cell table:style-name="ce2"/>
          <table:table-cell table:style-name="ce2" table:formula="of:=MOD([.C30];[.C33])" office:value-type="float" office:value="0">
            <text:p>0</text:p>
          </table:table-cell>
          <table:table-cell table:style-name="ce2" table:formula="of:=MOD([.D30];[.D33])" office:value-type="float" office:value="0">
            <text:p>0</text:p>
          </table:table-cell>
          <table:table-cell table:style-name="ce2" table:formula="of:=MOD([.E30];[.E33])" office:value-type="float" office:value="0">
            <text:p>0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2]+1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formula="of:=[.F33]*[.$B33]" office:value-type="float" office:value="3">
            <text:p>3</text:p>
          </table:table-cell>
          <table:table-cell table:style-name="ce2" table:formula="of:=[.G33]*[.$B33]" office:value-type="float" office:value="4">
            <text:p>4</text:p>
          </table:table-cell>
          <table:table-cell table:style-name="ce2" table:formula="of:=[.H33]*[.$B33]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3]+1" office:value-type="float" office:value="8">
            <text:p>8</text:p>
          </table:table-cell>
          <table:table-cell table:style-name="ce2"/>
          <table:table-cell table:style-name="ce3" table:formula="of:=3/3" office:value-type="float" office:value="1">
            <text:p>1.00</text:p>
          </table:table-cell>
          <table:table-cell table:style-name="ce3" table:formula="of:=[.D33]/[.C33]" office:value-type="float" office:value="1.33333333333333">
            <text:p>1.33</text:p>
          </table:table-cell>
          <table:table-cell table:style-name="ce3" table:formula="of:=[.E33]/[.C33]" office:value-type="float" office:value="1.66666666666667">
            <text:p>1.67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4]+1" office:value-type="float" office:value="9">
            <text:p>9</text:p>
          </table:table-cell>
          <table:table-cell table:style-name="ce2"/>
          <table:table-cell table:style-name="ce2" table:formula="of:=[.C33]-[.C30]" office:value-type="float" office:value="-6">
            <text:p>-6</text:p>
          </table:table-cell>
          <table:table-cell table:style-name="ce2" table:formula="of:=[.D33]-[.D30]" office:value-type="float" office:value="-12">
            <text:p>-12</text:p>
          </table:table-cell>
          <table:table-cell table:style-name="ce2" table:formula="of:=[.E33]-[.E30]" office:value-type="float" office:value="-10">
            <text:p>-10</text:p>
          </table:table-cell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5]+1" office:value-type="float" office:value="10">
            <text:p>10</text:p>
          </table:table-cell>
          <table:table-cell table:style-name="ce2" table:number-columns-repeated="4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6]+1" office:value-type="float" office:value="11">
            <text:p>11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7]+1" office:value-type="float" office:value="12">
            <text:p>12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r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8]+1" office:value-type="float" office:value="13">
            <text:p>13</text:p>
          </table:table-cell>
          <table:table-cell table:style-name="ce2" table:formula="of:=100^3" office:value-type="float" office:value="1000000">
            <text:p>1000000</text:p>
          </table:table-cell>
          <table:table-cell table:style-name="ce2" table:number-columns-repeated="2"/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9]+1" office:value-type="float" office:value="14">
            <text:p>14</text:p>
          </table:table-cell>
          <table:table-cell table:style-name="ce2" table:number-columns-repeated="3"/>
          <table:table-cell office:value-type="float" office:value="41.767">
            <text:p>41.767</text:p>
          </table:table-cell>
          <table:table-cell office:value-type="float" office:value="0">
            <text:p>0</text:p>
          </table:table-cell>
          <table:table-cell/>
          <table:table-cell table:formula="of:=SQRT(([.E39]-[.E40])^2+([.F39]-[.F40])^2)" office:value-type="float" office:value="30.9342575310933">
            <text:p>30.9342575311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0]+1" office:value-type="float" office:value="15">
            <text:p>15</text:p>
          </table:table-cell>
          <table:table-cell table:style-name="ce2" table:number-columns-repeated="3"/>
          <table:table-cell office:value-type="float" office:value="77.5">
            <text:p>77.5</text:p>
          </table:table-cell>
          <table:table-cell/>
          <table:table-cell/>
          <table:table-cell table:formula="of:=SQRT(([.E$39]-[.E41])^2+([.F$39]-[.F41])^2)" office:value-type="float" office:value="54.8019160248983">
            <text:p>54.8019160249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1]+1" office:value-type="float" office:value="16">
            <text:p>16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formula="of:=[.A42]+1" office:value-type="float" office:value="17">
            <text:p>17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table:number-columns-repeated="7"/>
        </table:table-row>
        <table:table-row table:style-name="ro1">
          <table:table-cell table:formula="of:=[.A43]+1" office:value-type="float" office:value="18">
            <text:p>18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  <table:table-cell table:formula="of:=ATAN2([.F44]-[.D44];[.G44]-[.E44])" office:value-type="float" office:value="0.0103089131462433">
            <text:p>0.0103089131</text:p>
          </table:table-cell>
          <table:table-cell table:number-columns-repeated="6"/>
        </table:table-row>
        <table:table-row table:style-name="ro1">
          <table:table-cell table:formula="of:=[.A44]+1" office:value-type="float" office:value="19">
            <text:p>19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7">
            <text:p>97</text:p>
          </table:table-cell>
          <table:table-cell table:formula="of:=ATAN2([.F45]-[.D45];[.G45]-[.E45])" office:value-type="float" office:value="-0.0103089131462433">
            <text:p>-0.0103089131</text:p>
          </table:table-cell>
          <table:table-cell table:number-columns-repeated="6"/>
        </table:table-row>
        <table:table-row table:style-name="ro1">
          <table:table-cell table:formula="of:=[.A45]+1" office:value-type="float" office:value="20">
            <text:p>20</text:p>
          </table:table-cell>
          <table:table-cell table:style-name="ce2" table:number-columns-repeated="2"/>
          <table:table-cell office:value-type="float" office:value="93.75988">
            <text:p>93.75988</text:p>
          </table:table-cell>
          <table:table-cell table:formula="of:=[.D46]/100" office:value-type="float" office:value="0.9375988">
            <text:p>0.9375988</text:p>
          </table:table-cell>
          <table:table-cell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formula="of:=[.A46]+1" office:value-type="float" office:value="21">
            <text:p>21</text:p>
          </table:table-cell>
          <table:table-cell table:style-name="ce2" table:number-columns-repeated="2"/>
          <table:table-cell office:value-type="float" office:value="6.24012">
            <text:p>6.24012</text:p>
          </table:table-cell>
          <table:table-cell table:formula="of:=[.D47]/100" office:value-type="float" office:value="0.0624012">
            <text:p>0.0624012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formula="of:=[.A47]+1" office:value-type="float" office:value="22">
            <text:p>22</text:p>
          </table:table-cell>
          <table:table-cell table:style-name="ce2" table:number-columns-repeated="2"/>
          <table:table-cell/>
          <table:table-cell table:formula="of:=[.E46]*[.F46]+[.E47]*[.F47]" office:value-type="float" office:value="95.31991">
            <text:p>95.31991</text:p>
          </table:table-cell>
          <table:table-cell table:number-columns-repeated="9"/>
        </table:table-row>
        <table:table-row table:style-name="ro1">
          <table:table-cell table:formula="of:=[.A48]+1" office:value-type="float" office:value="23">
            <text:p>23</text:p>
          </table:table-cell>
          <table:table-cell table:style-name="ce2" table:number-columns-repeated="2"/>
          <table:table-cell table:number-columns-repeated="4"/>
          <table:table-cell table:style-name="ce2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formula="of:=[.A49]+1" office:value-type="float" office:value="24">
            <text:p>24</text:p>
          </table:table-cell>
          <table:table-cell table:style-name="ce2"/>
          <table:table-cell table:style-name="ce2" table:formula="of:=2^10-1" office:value-type="float" office:value="1023">
            <text:p>1023</text:p>
          </table:table-cell>
          <table:table-cell/>
          <table:table-cell table:formula="of:=1-(100-95)/(95-15)" office:value-type="float" office:value="0.9375">
            <text:p>0.9375</text:p>
          </table:table-cell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formula="of:=[.A50]+1" office:value-type="float" office:value="25">
            <text:p>25</text:p>
          </table:table-cell>
          <table:table-cell table:style-name="ce2"/>
          <table:table-cell table:style-name="ce2" table:formula="of:=2^2-1" office:value-type="float" office:value="3">
            <text:p>3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formula="of:=[.A51]+1" office:value-type="float" office:value="26">
            <text:p>26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2]+1" office:value-type="float" office:value="27">
            <text:p>27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3]+1" office:value-type="float" office:value="28">
            <text:p>28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4]+1" office:value-type="float" office:value="29">
            <text:p>29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5]+1" office:value-type="float" office:value="30">
            <text:p>30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6]+1" office:value-type="float" office:value="31">
            <text:p>31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7]+1" office:value-type="float" office:value="32">
            <text:p>32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8]+1" office:value-type="float" office:value="33">
            <text:p>33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9]+1" office:value-type="float" office:value="34">
            <text:p>34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0]+1" office:value-type="float" office:value="35">
            <text:p>35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1]+1" office:value-type="float" office:value="36">
            <text:p>36</text:p>
          </table:table-cell>
          <table:table-cell table:formula="of:=([.$B$24]-[.$A65]+1)*([.$C$24]-[.$A65]+1)" office:value-type="float" office:value="1140">
            <text:p>1140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formula="of:=[.A62]+1" office:value-type="float" office:value="37">
            <text:p>37</text:p>
          </table:table-cell>
          <table:table-cell table:formula="of:=([.$B$24]-[.$A66]+1)*([.$C$24]-[.$A66]+1)" office:value-type="float" office:value="1209">
            <text:p>1209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formula="of:=[.A63]+1" office:value-type="float" office:value="38">
            <text:p>38</text:p>
          </table:table-cell>
          <table:table-cell table:formula="of:=([.$B$24]-[.$A67]+1)*([.$C$24]-[.$A67]+1)" office:value-type="float" office:value="1280">
            <text:p>1280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table:formula="of:=[.A64]+1" office:value-type="float" office:value="39">
            <text:p>39</text:p>
          </table:table-cell>
          <table:table-cell table:formula="of:=([.$B$24]-[.$A68]+1)*([.$C$24]-[.$A68]+1)" office:value-type="float" office:value="1353">
            <text:p>135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65]+1" office:value-type="float" office:value="40">
            <text:p>40</text:p>
          </table:table-cell>
          <table:table-cell table:formula="of:=([.$B$24]-[.$A69]+1)*([.$C$24]-[.$A69]+1)" office:value-type="float" office:value="1428">
            <text:p>1428</text:p>
          </table:table-cell>
          <table:table-cell table:number-columns-repeated="12"/>
        </table:table-row>
        <table:table-row table:style-name="ro1">
          <table:table-cell table:formula="of:=[.A66]+1" office:value-type="float" office:value="41">
            <text:p>41</text:p>
          </table:table-cell>
          <table:table-cell table:formula="of:=([.$B$24]-[.$A70]+1)*([.$C$24]-[.$A70]+1)" office:value-type="float" office:value="1505">
            <text:p>1505</text:p>
          </table:table-cell>
          <table:table-cell table:number-columns-repeated="12"/>
        </table:table-row>
        <table:table-row table:style-name="ro1">
          <table:table-cell table:formula="of:=[.A67]+1" office:value-type="float" office:value="42">
            <text:p>42</text:p>
          </table:table-cell>
          <table:table-cell table:formula="of:=([.$B$24]-[.$A71]+1)*([.$C$24]-[.$A71]+1)" office:value-type="float" office:value="1584">
            <text:p>1584</text:p>
          </table:table-cell>
          <table:table-cell table:number-columns-repeated="12"/>
        </table:table-row>
        <table:table-row table:style-name="ro1">
          <table:table-cell table:formula="of:=[.A68]+1" office:value-type="float" office:value="43">
            <text:p>43</text:p>
          </table:table-cell>
          <table:table-cell table:formula="of:=([.$B$24]-[.$A72]+1)*([.$C$24]-[.$A72]+1)" office:value-type="float" office:value="1665">
            <text:p>1665</text:p>
          </table:table-cell>
          <table:table-cell table:number-columns-repeated="12"/>
        </table:table-row>
        <table:table-row table:style-name="ro1">
          <table:table-cell table:formula="of:=[.A69]+1" office:value-type="float" office:value="44">
            <text:p>44</text:p>
          </table:table-cell>
          <table:table-cell table:formula="of:=([.$B$24]-[.$A73]+1)*([.$C$24]-[.$A73]+1)" office:value-type="float" office:value="1748">
            <text:p>1748</text:p>
          </table:table-cell>
          <table:table-cell table:number-columns-repeated="12"/>
        </table:table-row>
        <table:table-row table:style-name="ro1">
          <table:table-cell table:formula="of:=[.A70]+1" office:value-type="float" office:value="45">
            <text:p>45</text:p>
          </table:table-cell>
          <table:table-cell table:formula="of:=([.$B$24]-[.$A74]+1)*([.$C$24]-[.$A74]+1)" office:value-type="float" office:value="1833">
            <text:p>1833</text:p>
          </table:table-cell>
          <table:table-cell table:number-columns-repeated="12"/>
        </table:table-row>
        <table:table-row table:style-name="ro1">
          <table:table-cell table:formula="of:=[.A71]+1" office:value-type="float" office:value="46">
            <text:p>46</text:p>
          </table:table-cell>
          <table:table-cell table:formula="of:=([.$B$24]-[.$A75]+1)*([.$C$24]-[.$A75]+1)" office:value-type="float" office:value="1920">
            <text:p>1920</text:p>
          </table:table-cell>
          <table:table-cell table:number-columns-repeated="12"/>
        </table:table-row>
        <table:table-row table:style-name="ro1">
          <table:table-cell table:formula="of:=[.A72]+1" office:value-type="float" office:value="47">
            <text:p>47</text:p>
          </table:table-cell>
          <table:table-cell table:formula="of:=([.$B$24]-[.$A76]+1)*([.$C$24]-[.$A76]+1)" office:value-type="float" office:value="2009">
            <text:p>2009</text:p>
          </table:table-cell>
          <table:table-cell table:number-columns-repeated="12"/>
        </table:table-row>
        <table:table-row table:style-name="ro1">
          <table:table-cell table:formula="of:=[.A73]+1" office:value-type="float" office:value="48">
            <text:p>48</text:p>
          </table:table-cell>
          <table:table-cell table:formula="of:=([.$B$24]-[.$A77]+1)*([.$C$24]-[.$A77]+1)" office:value-type="float" office:value="2100">
            <text:p>2100</text:p>
          </table:table-cell>
          <table:table-cell table:number-columns-repeated="12"/>
        </table:table-row>
        <table:table-row table:style-name="ro1">
          <table:table-cell table:formula="of:=[.A74]+1" office:value-type="float" office:value="49">
            <text:p>49</text:p>
          </table:table-cell>
          <table:table-cell table:formula="of:=([.$B$24]-[.$A78]+1)*([.$C$24]-[.$A78]+1)" office:value-type="float" office:value="2193">
            <text:p>2193</text:p>
          </table:table-cell>
          <table:table-cell table:number-columns-repeated="12"/>
        </table:table-row>
        <table:table-row table:style-name="ro1">
          <table:table-cell table:formula="of:=[.A75]+1" office:value-type="float" office:value="50">
            <text:p>50</text:p>
          </table:table-cell>
          <table:table-cell table:formula="of:=([.$B$24]-[.$A79]+1)*([.$C$24]-[.$A79]+1)" office:value-type="float" office:value="2288">
            <text:p>2288</text:p>
          </table:table-cell>
          <table:table-cell table:number-columns-repeated="12"/>
        </table:table-row>
        <table:table-row table:style-name="ro1">
          <table:table-cell table:formula="of:=[.A76]+1" office:value-type="float" office:value="51">
            <text:p>51</text:p>
          </table:table-cell>
          <table:table-cell table:formula="of:=([.$B$24]-[.$A80]+1)*([.$C$24]-[.$A80]+1)" office:value-type="float" office:value="2385">
            <text:p>2385</text:p>
          </table:table-cell>
          <table:table-cell table:number-columns-repeated="12"/>
        </table:table-row>
        <table:table-row table:style-name="ro1">
          <table:table-cell table:formula="of:=[.A77]+1" office:value-type="float" office:value="52">
            <text:p>52</text:p>
          </table:table-cell>
          <table:table-cell table:formula="of:=([.$B$24]-[.$A81]+1)*([.$C$24]-[.$A81]+1)" office:value-type="float" office:value="2484">
            <text:p>2484</text:p>
          </table:table-cell>
          <table:table-cell table:number-columns-repeated="12"/>
        </table:table-row>
        <table:table-row table:style-name="ro1">
          <table:table-cell table:formula="of:=[.A78]+1" office:value-type="float" office:value="53">
            <text:p>53</text:p>
          </table:table-cell>
          <table:table-cell table:formula="of:=([.$B$24]-[.$A82]+1)*([.$C$24]-[.$A82]+1)" office:value-type="float" office:value="2585">
            <text:p>2585</text:p>
          </table:table-cell>
          <table:table-cell table:number-columns-repeated="12"/>
        </table:table-row>
        <table:table-row table:style-name="ro1">
          <table:table-cell table:formula="of:=[.A79]+1" office:value-type="float" office:value="54">
            <text:p>54</text:p>
          </table:table-cell>
          <table:table-cell table:formula="of:=([.$B$24]-[.$A83]+1)*([.$C$24]-[.$A83]+1)" office:value-type="float" office:value="2688">
            <text:p>2688</text:p>
          </table:table-cell>
          <table:table-cell table:number-columns-repeated="12"/>
        </table:table-row>
        <table:table-row table:style-name="ro1">
          <table:table-cell table:formula="of:=[.A80]+1" office:value-type="float" office:value="55">
            <text:p>55</text:p>
          </table:table-cell>
          <table:table-cell table:formula="of:=([.$B$24]-[.$A84]+1)*([.$C$24]-[.$A84]+1)" office:value-type="float" office:value="2793">
            <text:p>2793</text:p>
          </table:table-cell>
          <table:table-cell table:number-columns-repeated="12"/>
        </table:table-row>
        <table:table-row table:style-name="ro1">
          <table:table-cell table:formula="of:=[.A81]+1" office:value-type="float" office:value="56">
            <text:p>56</text:p>
          </table:table-cell>
          <table:table-cell table:formula="of:=([.$B$24]-[.$A85]+1)*([.$C$24]-[.$A85]+1)" office:value-type="float" office:value="2900">
            <text:p>2900</text:p>
          </table:table-cell>
          <table:table-cell table:number-columns-repeated="12"/>
        </table:table-row>
        <table:table-row table:style-name="ro1">
          <table:table-cell table:formula="of:=[.A82]+1" office:value-type="float" office:value="57">
            <text:p>57</text:p>
          </table:table-cell>
          <table:table-cell table:formula="of:=([.$B$24]-[.$A86]+1)*([.$C$24]-[.$A86]+1)" office:value-type="float" office:value="3009">
            <text:p>3009</text:p>
          </table:table-cell>
          <table:table-cell table:number-columns-repeated="12"/>
        </table:table-row>
        <table:table-row table:style-name="ro1">
          <table:table-cell table:formula="of:=[.A83]+1" office:value-type="float" office:value="58">
            <text:p>58</text:p>
          </table:table-cell>
          <table:table-cell table:formula="of:=([.$B$24]-[.$A87]+1)*([.$C$24]-[.$A87]+1)" office:value-type="float" office:value="3120">
            <text:p>3120</text:p>
          </table:table-cell>
          <table:table-cell table:number-columns-repeated="12"/>
        </table:table-row>
        <table:table-row table:style-name="ro1">
          <table:table-cell table:formula="of:=[.A84]+1" office:value-type="float" office:value="59">
            <text:p>59</text:p>
          </table:table-cell>
          <table:table-cell table:formula="of:=([.$B$24]-[.$A88]+1)*([.$C$24]-[.$A88]+1)" office:value-type="float" office:value="3233">
            <text:p>3233</text:p>
          </table:table-cell>
          <table:table-cell table:number-columns-repeated="12"/>
        </table:table-row>
        <table:table-row table:style-name="ro1">
          <table:table-cell table:formula="of:=[.A85]+1" office:value-type="float" office:value="60">
            <text:p>60</text:p>
          </table:table-cell>
          <table:table-cell table:formula="of:=([.$B$24]-[.$A89]+1)*([.$C$24]-[.$A89]+1)" office:value-type="float" office:value="3348">
            <text:p>3348</text:p>
          </table:table-cell>
          <table:table-cell table:number-columns-repeated="12"/>
        </table:table-row>
        <table:table-row table:style-name="ro1">
          <table:table-cell table:formula="of:=[.A86]+1" office:value-type="float" office:value="61">
            <text:p>61</text:p>
          </table:table-cell>
          <table:table-cell table:formula="of:=([.$B$24]-[.$A90]+1)*([.$C$24]-[.$A90]+1)" office:value-type="float" office:value="3465">
            <text:p>3465</text:p>
          </table:table-cell>
          <table:table-cell table:number-columns-repeated="12"/>
        </table:table-row>
        <table:table-row table:style-name="ro1">
          <table:table-cell table:formula="of:=[.A87]+1" office:value-type="float" office:value="62">
            <text:p>62</text:p>
          </table:table-cell>
          <table:table-cell table:formula="of:=([.$B$24]-[.$A91]+1)*([.$C$24]-[.$A91]+1)" office:value-type="float" office:value="3584">
            <text:p>3584</text:p>
          </table:table-cell>
          <table:table-cell table:number-columns-repeated="12"/>
        </table:table-row>
        <table:table-row table:style-name="ro1">
          <table:table-cell table:formula="of:=[.A88]+1" office:value-type="float" office:value="63">
            <text:p>63</text:p>
          </table:table-cell>
          <table:table-cell table:formula="of:=([.$B$24]-[.$A92]+1)*([.$C$24]-[.$A92]+1)" office:value-type="float" office:value="3705">
            <text:p>3705</text:p>
          </table:table-cell>
          <table:table-cell table:number-columns-repeated="12"/>
        </table:table-row>
        <table:table-row table:style-name="ro1">
          <table:table-cell table:formula="of:=[.A89]+1" office:value-type="float" office:value="64">
            <text:p>64</text:p>
          </table:table-cell>
          <table:table-cell table:formula="of:=([.$B$24]-[.$A93]+1)*([.$C$24]-[.$A93]+1)" office:value-type="float" office:value="3828">
            <text:p>3828</text:p>
          </table:table-cell>
          <table:table-cell table:number-columns-repeated="12"/>
        </table:table-row>
        <table:table-row table:style-name="ro1">
          <table:table-cell table:formula="of:=[.A90]+1" office:value-type="float" office:value="65">
            <text:p>65</text:p>
          </table:table-cell>
          <table:table-cell table:formula="of:=([.$B$24]-[.$A94]+1)*([.$C$24]-[.$A94]+1)" office:value-type="float" office:value="3953">
            <text:p>3953</text:p>
          </table:table-cell>
          <table:table-cell table:number-columns-repeated="12"/>
        </table:table-row>
        <table:table-row table:style-name="ro1">
          <table:table-cell table:formula="of:=[.A91]+1" office:value-type="float" office:value="66">
            <text:p>66</text:p>
          </table:table-cell>
          <table:table-cell table:formula="of:=([.$B$24]-[.$A95]+1)*([.$C$24]-[.$A95]+1)" office:value-type="float" office:value="4080">
            <text:p>4080</text:p>
          </table:table-cell>
          <table:table-cell table:number-columns-repeated="12"/>
        </table:table-row>
        <table:table-row table:style-name="ro1">
          <table:table-cell table:formula="of:=[.A92]+1" office:value-type="float" office:value="67">
            <text:p>67</text:p>
          </table:table-cell>
          <table:table-cell table:formula="of:=([.$B$24]-[.$A96]+1)*([.$C$24]-[.$A96]+1)" office:value-type="float" office:value="4209">
            <text:p>4209</text:p>
          </table:table-cell>
          <table:table-cell table:number-columns-repeated="12"/>
        </table:table-row>
        <table:table-row table:style-name="ro1">
          <table:table-cell table:formula="of:=[.A93]+1" office:value-type="float" office:value="68">
            <text:p>68</text:p>
          </table:table-cell>
          <table:table-cell table:formula="of:=([.$B$24]-[.$A97]+1)*([.$C$24]-[.$A97]+1)" office:value-type="float" office:value="4340">
            <text:p>4340</text:p>
          </table:table-cell>
          <table:table-cell table:number-columns-repeated="12"/>
        </table:table-row>
        <table:table-row table:style-name="ro1">
          <table:table-cell table:formula="of:=[.A94]+1" office:value-type="float" office:value="69">
            <text:p>69</text:p>
          </table:table-cell>
          <table:table-cell table:formula="of:=([.$B$24]-[.$A98]+1)*([.$C$24]-[.$A98]+1)" office:value-type="float" office:value="4473">
            <text:p>4473</text:p>
          </table:table-cell>
          <table:table-cell table:number-columns-repeated="12"/>
        </table:table-row>
        <table:table-row table:style-name="ro1">
          <table:table-cell table:formula="of:=[.A95]+1" office:value-type="float" office:value="70">
            <text:p>70</text:p>
          </table:table-cell>
          <table:table-cell table:formula="of:=([.$B$24]-[.$A99]+1)*([.$C$24]-[.$A99]+1)" office:value-type="float" office:value="4608">
            <text:p>4608</text:p>
          </table:table-cell>
          <table:table-cell table:number-columns-repeated="12"/>
        </table:table-row>
        <table:table-row table:style-name="ro1">
          <table:table-cell table:formula="of:=[.A96]+1" office:value-type="float" office:value="71">
            <text:p>71</text:p>
          </table:table-cell>
          <table:table-cell table:formula="of:=([.$B$24]-[.$A100]+1)*([.$C$24]-[.$A100]+1)" office:value-type="float" office:value="4745">
            <text:p>4745</text:p>
          </table:table-cell>
          <table:table-cell table:number-columns-repeated="12"/>
        </table:table-row>
        <table:table-row table:style-name="ro1">
          <table:table-cell table:formula="of:=[.A97]+1" office:value-type="float" office:value="72">
            <text:p>72</text:p>
          </table:table-cell>
          <table:table-cell table:formula="of:=([.$B$24]-[.$A101]+1)*([.$C$24]-[.$A101]+1)" office:value-type="float" office:value="4884">
            <text:p>4884</text:p>
          </table:table-cell>
          <table:table-cell table:number-columns-repeated="12"/>
        </table:table-row>
        <table:table-row table:style-name="ro1">
          <table:table-cell table:formula="of:=[.A98]+1" office:value-type="float" office:value="73">
            <text:p>73</text:p>
          </table:table-cell>
          <table:table-cell table:formula="of:=([.$B$24]-[.$A102]+1)*([.$C$24]-[.$A102]+1)" office:value-type="float" office:value="5025">
            <text:p>5025</text:p>
          </table:table-cell>
          <table:table-cell table:number-columns-repeated="12"/>
        </table:table-row>
        <table:table-row table:style-name="ro1">
          <table:table-cell table:formula="of:=[.A99]+1" office:value-type="float" office:value="74">
            <text:p>74</text:p>
          </table:table-cell>
          <table:table-cell table:formula="of:=([.$B$24]-[.$A103]+1)*([.$C$24]-[.$A103]+1)" office:value-type="float" office:value="5168">
            <text:p>5168</text:p>
          </table:table-cell>
          <table:table-cell table:number-columns-repeated="12"/>
        </table:table-row>
        <table:table-row table:style-name="ro1">
          <table:table-cell table:formula="of:=[.A100]+1" office:value-type="float" office:value="75">
            <text:p>75</text:p>
          </table:table-cell>
          <table:table-cell table:formula="of:=([.$B$24]-[.$A104]+1)*([.$C$24]-[.$A104]+1)" office:value-type="float" office:value="5313">
            <text:p>5313</text:p>
          </table:table-cell>
          <table:table-cell table:number-columns-repeated="12"/>
        </table:table-row>
        <table:table-row table:style-name="ro1">
          <table:table-cell table:formula="of:=[.A101]+1" office:value-type="float" office:value="76">
            <text:p>76</text:p>
          </table:table-cell>
          <table:table-cell table:formula="of:=([.$B$24]-[.$A105]+1)*([.$C$24]-[.$A105]+1)" office:value-type="float" office:value="5460">
            <text:p>5460</text:p>
          </table:table-cell>
          <table:table-cell table:number-columns-repeated="12"/>
        </table:table-row>
        <table:table-row table:style-name="ro1">
          <table:table-cell table:formula="of:=[.A102]+1" office:value-type="float" office:value="77">
            <text:p>77</text:p>
          </table:table-cell>
          <table:table-cell table:formula="of:=([.$B$24]-[.$A106]+1)*([.$C$24]-[.$A106]+1)" office:value-type="float" office:value="5609">
            <text:p>5609</text:p>
          </table:table-cell>
          <table:table-cell table:number-columns-repeated="12"/>
        </table:table-row>
        <table:table-row table:style-name="ro1">
          <table:table-cell table:formula="of:=[.A103]+1" office:value-type="float" office:value="78">
            <text:p>78</text:p>
          </table:table-cell>
          <table:table-cell table:formula="of:=([.$B$24]-[.$A107]+1)*([.$C$24]-[.$A107]+1)" office:value-type="float" office:value="5760">
            <text:p>5760</text:p>
          </table:table-cell>
          <table:table-cell table:number-columns-repeated="12"/>
        </table:table-row>
        <table:table-row table:style-name="ro1">
          <table:table-cell table:formula="of:=[.A104]+1" office:value-type="float" office:value="79">
            <text:p>79</text:p>
          </table:table-cell>
          <table:table-cell table:formula="of:=([.$B$24]-[.$A108]+1)*([.$C$24]-[.$A108]+1)" office:value-type="float" office:value="5913">
            <text:p>5913</text:p>
          </table:table-cell>
          <table:table-cell table:number-columns-repeated="12"/>
        </table:table-row>
        <table:table-row table:style-name="ro1">
          <table:table-cell table:formula="of:=[.A105]+1" office:value-type="float" office:value="80">
            <text:p>80</text:p>
          </table:table-cell>
          <table:table-cell table:formula="of:=([.$B$24]-[.$A109]+1)*([.$C$24]-[.$A109]+1)" office:value-type="float" office:value="6068">
            <text:p>6068</text:p>
          </table:table-cell>
          <table:table-cell table:number-columns-repeated="12"/>
        </table:table-row>
        <table:table-row table:style-name="ro1">
          <table:table-cell table:formula="of:=[.A106]+1" office:value-type="float" office:value="81">
            <text:p>81</text:p>
          </table:table-cell>
          <table:table-cell table:formula="of:=([.$B$24]-[.$A110]+1)*([.$C$24]-[.$A110]+1)" office:value-type="float" office:value="6225">
            <text:p>6225</text:p>
          </table:table-cell>
          <table:table-cell table:number-columns-repeated="12"/>
        </table:table-row>
        <table:table-row table:style-name="ro1">
          <table:table-cell table:formula="of:=[.A107]+1" office:value-type="float" office:value="82">
            <text:p>82</text:p>
          </table:table-cell>
          <table:table-cell table:formula="of:=([.$B$24]-[.$A111]+1)*([.$C$24]-[.$A111]+1)" office:value-type="float" office:value="6384">
            <text:p>6384</text:p>
          </table:table-cell>
          <table:table-cell table:number-columns-repeated="12"/>
        </table:table-row>
        <table:table-row table:style-name="ro1">
          <table:table-cell table:formula="of:=[.A108]+1" office:value-type="float" office:value="83">
            <text:p>83</text:p>
          </table:table-cell>
          <table:table-cell table:formula="of:=([.$B$24]-[.$A112]+1)*([.$C$24]-[.$A112]+1)" office:value-type="float" office:value="6545">
            <text:p>6545</text:p>
          </table:table-cell>
          <table:table-cell table:number-columns-repeated="12"/>
        </table:table-row>
        <table:table-row table:style-name="ro1">
          <table:table-cell table:formula="of:=[.A109]+1" office:value-type="float" office:value="84">
            <text:p>84</text:p>
          </table:table-cell>
          <table:table-cell table:formula="of:=([.$B$24]-[.$A113]+1)*([.$C$24]-[.$A113]+1)" office:value-type="float" office:value="6708">
            <text:p>6708</text:p>
          </table:table-cell>
          <table:table-cell table:number-columns-repeated="12"/>
        </table:table-row>
        <table:table-row table:style-name="ro1">
          <table:table-cell table:formula="of:=[.A110]+1" office:value-type="float" office:value="85">
            <text:p>85</text:p>
          </table:table-cell>
          <table:table-cell table:formula="of:=([.$B$24]-[.$A114]+1)*([.$C$24]-[.$A114]+1)" office:value-type="float" office:value="6873">
            <text:p>6873</text:p>
          </table:table-cell>
          <table:table-cell table:number-columns-repeated="12"/>
        </table:table-row>
        <table:table-row table:style-name="ro1">
          <table:table-cell table:formula="of:=[.A111]+1" office:value-type="float" office:value="86">
            <text:p>86</text:p>
          </table:table-cell>
          <table:table-cell table:formula="of:=([.$B$24]-[.$A115]+1)*([.$C$24]-[.$A115]+1)" office:value-type="float" office:value="7040">
            <text:p>7040</text:p>
          </table:table-cell>
          <table:table-cell table:number-columns-repeated="12"/>
        </table:table-row>
        <table:table-row table:style-name="ro1">
          <table:table-cell table:formula="of:=[.A112]+1" office:value-type="float" office:value="87">
            <text:p>87</text:p>
          </table:table-cell>
          <table:table-cell table:formula="of:=([.$B$24]-[.$A116]+1)*([.$C$24]-[.$A116]+1)" office:value-type="float" office:value="7209">
            <text:p>7209</text:p>
          </table:table-cell>
          <table:table-cell table:number-columns-repeated="12"/>
        </table:table-row>
        <table:table-row table:style-name="ro1">
          <table:table-cell table:formula="of:=[.A113]+1" office:value-type="float" office:value="88">
            <text:p>88</text:p>
          </table:table-cell>
          <table:table-cell table:formula="of:=([.$B$24]-[.$A117]+1)*([.$C$24]-[.$A117]+1)" office:value-type="float" office:value="7380">
            <text:p>7380</text:p>
          </table:table-cell>
          <table:table-cell table:number-columns-repeated="12"/>
        </table:table-row>
        <table:table-row table:style-name="ro1">
          <table:table-cell table:formula="of:=[.A114]+1" office:value-type="float" office:value="89">
            <text:p>89</text:p>
          </table:table-cell>
          <table:table-cell table:formula="of:=([.$B$24]-[.$A118]+1)*([.$C$24]-[.$A118]+1)" office:value-type="float" office:value="7553">
            <text:p>7553</text:p>
          </table:table-cell>
          <table:table-cell table:number-columns-repeated="12"/>
        </table:table-row>
        <table:table-row table:style-name="ro1">
          <table:table-cell table:formula="of:=[.A115]+1" office:value-type="float" office:value="90">
            <text:p>90</text:p>
          </table:table-cell>
          <table:table-cell table:formula="of:=([.$B$24]-[.$A119]+1)*([.$C$24]-[.$A119]+1)" office:value-type="float" office:value="7728">
            <text:p>7728</text:p>
          </table:table-cell>
          <table:table-cell table:number-columns-repeated="12"/>
        </table:table-row>
        <table:table-row table:style-name="ro1">
          <table:table-cell table:formula="of:=[.A116]+1" office:value-type="float" office:value="91">
            <text:p>91</text:p>
          </table:table-cell>
          <table:table-cell table:formula="of:=([.$B$24]-[.$A120]+1)*([.$C$24]-[.$A120]+1)" office:value-type="float" office:value="7905">
            <text:p>7905</text:p>
          </table:table-cell>
          <table:table-cell table:number-columns-repeated="12"/>
        </table:table-row>
        <table:table-row table:style-name="ro1">
          <table:table-cell table:formula="of:=[.A117]+1" office:value-type="float" office:value="92">
            <text:p>92</text:p>
          </table:table-cell>
          <table:table-cell table:formula="of:=([.$B$24]-[.$A121]+1)*([.$C$24]-[.$A121]+1)" office:value-type="float" office:value="8084">
            <text:p>8084</text:p>
          </table:table-cell>
          <table:table-cell table:number-columns-repeated="12"/>
        </table:table-row>
        <table:table-row table:style-name="ro1">
          <table:table-cell table:formula="of:=[.A118]+1" office:value-type="float" office:value="93">
            <text:p>93</text:p>
          </table:table-cell>
          <table:table-cell table:formula="of:=([.$B$24]-[.$A122]+1)*([.$C$24]-[.$A122]+1)" office:value-type="float" office:value="8265">
            <text:p>8265</text:p>
          </table:table-cell>
          <table:table-cell table:number-columns-repeated="12"/>
        </table:table-row>
        <table:table-row table:style-name="ro1">
          <table:table-cell table:formula="of:=[.A119]+1" office:value-type="float" office:value="94">
            <text:p>94</text:p>
          </table:table-cell>
          <table:table-cell table:formula="of:=([.$B$24]-[.$A123]+1)*([.$C$24]-[.$A123]+1)" office:value-type="float" office:value="8448">
            <text:p>8448</text:p>
          </table:table-cell>
          <table:table-cell table:number-columns-repeated="12"/>
        </table:table-row>
        <table:table-row table:style-name="ro1">
          <table:table-cell table:formula="of:=[.A120]+1" office:value-type="float" office:value="95">
            <text:p>95</text:p>
          </table:table-cell>
          <table:table-cell table:formula="of:=([.$B$24]-[.$A124]+1)*([.$C$24]-[.$A124]+1)" office:value-type="float" office:value="8633">
            <text:p>8633</text:p>
          </table:table-cell>
          <table:table-cell table:number-columns-repeated="12"/>
        </table:table-row>
        <table:table-row table:style-name="ro1">
          <table:table-cell table:formula="of:=[.A121]+1" office:value-type="float" office:value="96">
            <text:p>96</text:p>
          </table:table-cell>
          <table:table-cell table:formula="of:=([.$B$24]-[.$A125]+1)*([.$C$24]-[.$A125]+1)" office:value-type="float" office:value="8820">
            <text:p>8820</text:p>
          </table:table-cell>
          <table:table-cell table:number-columns-repeated="12"/>
        </table:table-row>
        <table:table-row table:style-name="ro1">
          <table:table-cell table:formula="of:=[.A122]+1" office:value-type="float" office:value="97">
            <text:p>97</text:p>
          </table:table-cell>
          <table:table-cell table:formula="of:=([.$B$24]-[.$A126]+1)*([.$C$24]-[.$A126]+1)" office:value-type="float" office:value="9009">
            <text:p>9009</text:p>
          </table:table-cell>
          <table:table-cell table:number-columns-repeated="12"/>
        </table:table-row>
        <table:table-row table:style-name="ro1">
          <table:table-cell table:formula="of:=[.A123]+1" office:value-type="float" office:value="98">
            <text:p>98</text:p>
          </table:table-cell>
          <table:table-cell table:formula="of:=([.$B$24]-[.$A127]+1)*([.$C$24]-[.$A127]+1)" office:value-type="float" office:value="9200">
            <text:p>9200</text:p>
          </table:table-cell>
          <table:table-cell table:number-columns-repeated="12"/>
        </table:table-row>
        <table:table-row table:style-name="ro1">
          <table:table-cell table:formula="of:=[.A124]+1" office:value-type="float" office:value="99">
            <text:p>99</text:p>
          </table:table-cell>
          <table:table-cell table:formula="of:=([.$B$24]-[.$A128]+1)*([.$C$24]-[.$A128]+1)" office:value-type="float" office:value="9393">
            <text:p>9393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00">
            <text:p>100</text:p>
          </table:table-cell>
          <table:table-cell table:formula="of:=([.$B$24]-[.$A129]+1)*([.$C$24]-[.$A129]+1)" office:value-type="float" office:value="9588">
            <text:p>9588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01">
            <text:p>101</text:p>
          </table:table-cell>
          <table:table-cell table:formula="of:=([.$B$24]-[.$A130]+1)*([.$C$24]-[.$A130]+1)" office:value-type="float" office:value="9785">
            <text:p>9785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02">
            <text:p>102</text:p>
          </table:table-cell>
          <table:table-cell table:formula="of:=([.$B$24]-[.$A131]+1)*([.$C$24]-[.$A131]+1)" office:value-type="float" office:value="9984">
            <text:p>9984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03">
            <text:p>103</text:p>
          </table:table-cell>
          <table:table-cell table:formula="of:=([.$B$24]-[.$A132]+1)*([.$C$24]-[.$A132]+1)" office:value-type="float" office:value="10185">
            <text:p>10185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04">
            <text:p>104</text:p>
          </table:table-cell>
          <table:table-cell table:formula="of:=([.$B$24]-[.$A133]+1)*([.$C$24]-[.$A133]+1)" office:value-type="float" office:value="10388">
            <text:p>10388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05">
            <text:p>105</text:p>
          </table:table-cell>
          <table:table-cell table:formula="of:=([.$B$24]-[.$A134]+1)*([.$C$24]-[.$A134]+1)" office:value-type="float" office:value="10593">
            <text:p>10593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06">
            <text:p>106</text:p>
          </table:table-cell>
          <table:table-cell table:formula="of:=([.$B$24]-[.$A135]+1)*([.$C$24]-[.$A135]+1)" office:value-type="float" office:value="10800">
            <text:p>10800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07">
            <text:p>107</text:p>
          </table:table-cell>
          <table:table-cell table:formula="of:=([.$B$24]-[.$A136]+1)*([.$C$24]-[.$A136]+1)" office:value-type="float" office:value="11009">
            <text:p>11009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08">
            <text:p>108</text:p>
          </table:table-cell>
          <table:table-cell table:formula="of:=([.$B$24]-[.$A137]+1)*([.$C$24]-[.$A137]+1)" office:value-type="float" office:value="11220">
            <text:p>11220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09">
            <text:p>109</text:p>
          </table:table-cell>
          <table:table-cell table:formula="of:=([.$B$24]-[.$A138]+1)*([.$C$24]-[.$A138]+1)" office:value-type="float" office:value="11433">
            <text:p>11433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10">
            <text:p>110</text:p>
          </table:table-cell>
          <table:table-cell table:formula="of:=([.$B$24]-[.$A139]+1)*([.$C$24]-[.$A139]+1)" office:value-type="float" office:value="11648">
            <text:p>11648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11">
            <text:p>111</text:p>
          </table:table-cell>
          <table:table-cell table:formula="of:=([.$B$24]-[.$A140]+1)*([.$C$24]-[.$A140]+1)" office:value-type="float" office:value="11865">
            <text:p>11865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12">
            <text:p>112</text:p>
          </table:table-cell>
          <table:table-cell table:formula="of:=([.$B$24]-[.$A141]+1)*([.$C$24]-[.$A141]+1)" office:value-type="float" office:value="12084">
            <text:p>12084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13">
            <text:p>113</text:p>
          </table:table-cell>
          <table:table-cell table:formula="of:=([.$B$24]-[.$A142]+1)*([.$C$24]-[.$A142]+1)" office:value-type="float" office:value="12305">
            <text:p>12305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14">
            <text:p>114</text:p>
          </table:table-cell>
          <table:table-cell table:formula="of:=([.$B$24]-[.$A143]+1)*([.$C$24]-[.$A143]+1)" office:value-type="float" office:value="12528">
            <text:p>12528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15">
            <text:p>115</text:p>
          </table:table-cell>
          <table:table-cell table:formula="of:=([.$B$24]-[.$A144]+1)*([.$C$24]-[.$A144]+1)" office:value-type="float" office:value="12753">
            <text:p>12753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16">
            <text:p>116</text:p>
          </table:table-cell>
          <table:table-cell table:formula="of:=([.$B$24]-[.$A145]+1)*([.$C$24]-[.$A145]+1)" office:value-type="float" office:value="12980">
            <text:p>12980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17">
            <text:p>117</text:p>
          </table:table-cell>
          <table:table-cell table:formula="of:=([.$B$24]-[.$A146]+1)*([.$C$24]-[.$A146]+1)" office:value-type="float" office:value="13209">
            <text:p>13209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18">
            <text:p>118</text:p>
          </table:table-cell>
          <table:table-cell table:formula="of:=([.$B$24]-[.$A147]+1)*([.$C$24]-[.$A147]+1)" office:value-type="float" office:value="13440">
            <text:p>13440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19">
            <text:p>119</text:p>
          </table:table-cell>
          <table:table-cell table:formula="of:=([.$B$24]-[.$A148]+1)*([.$C$24]-[.$A148]+1)" office:value-type="float" office:value="13673">
            <text:p>13673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20">
            <text:p>120</text:p>
          </table:table-cell>
          <table:table-cell table:formula="of:=([.$B$24]-[.$A149]+1)*([.$C$24]-[.$A149]+1)" office:value-type="float" office:value="13908">
            <text:p>13908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21">
            <text:p>121</text:p>
          </table:table-cell>
          <table:table-cell table:formula="of:=([.$B$24]-[.$A150]+1)*([.$C$24]-[.$A150]+1)" office:value-type="float" office:value="14145">
            <text:p>14145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22">
            <text:p>122</text:p>
          </table:table-cell>
          <table:table-cell table:formula="of:=([.$B$24]-[.$A151]+1)*([.$C$24]-[.$A151]+1)" office:value-type="float" office:value="14384">
            <text:p>14384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23">
            <text:p>123</text:p>
          </table:table-cell>
          <table:table-cell table:formula="of:=([.$B$24]-[.$A152]+1)*([.$C$24]-[.$A152]+1)" office:value-type="float" office:value="14625">
            <text:p>14625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24">
            <text:p>124</text:p>
          </table:table-cell>
          <table:table-cell table:formula="of:=([.$B$24]-[.$A153]+1)*([.$C$24]-[.$A153]+1)" office:value-type="float" office:value="14868">
            <text:p>14868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25">
            <text:p>125</text:p>
          </table:table-cell>
          <table:table-cell table:formula="of:=([.$B$24]-[.$A154]+1)*([.$C$24]-[.$A154]+1)" office:value-type="float" office:value="15113">
            <text:p>15113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26">
            <text:p>126</text:p>
          </table:table-cell>
          <table:table-cell table:formula="of:=([.$B$24]-[.$A155]+1)*([.$C$24]-[.$A155]+1)" office:value-type="float" office:value="15360">
            <text:p>15360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27">
            <text:p>127</text:p>
          </table:table-cell>
          <table:table-cell table:formula="of:=([.$B$24]-[.$A156]+1)*([.$C$24]-[.$A156]+1)" office:value-type="float" office:value="15609">
            <text:p>15609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28">
            <text:p>128</text:p>
          </table:table-cell>
          <table:table-cell table:formula="of:=([.$B$24]-[.$A157]+1)*([.$C$24]-[.$A157]+1)" office:value-type="float" office:value="15860">
            <text:p>15860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29">
            <text:p>129</text:p>
          </table:table-cell>
          <table:table-cell table:formula="of:=([.$B$24]-[.$A158]+1)*([.$C$24]-[.$A158]+1)" office:value-type="float" office:value="16113">
            <text:p>16113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30">
            <text:p>130</text:p>
          </table:table-cell>
          <table:table-cell table:formula="of:=([.$B$24]-[.$A159]+1)*([.$C$24]-[.$A159]+1)" office:value-type="float" office:value="16368">
            <text:p>16368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31">
            <text:p>131</text:p>
          </table:table-cell>
          <table:table-cell table:formula="of:=([.$B$24]-[.$A160]+1)*([.$C$24]-[.$A160]+1)" office:value-type="float" office:value="16625">
            <text:p>16625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32">
            <text:p>132</text:p>
          </table:table-cell>
          <table:table-cell table:formula="of:=([.$B$24]-[.$A161]+1)*([.$C$24]-[.$A161]+1)" office:value-type="float" office:value="16884">
            <text:p>16884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33">
            <text:p>133</text:p>
          </table:table-cell>
          <table:table-cell table:formula="of:=([.$B$24]-[.$A162]+1)*([.$C$24]-[.$A162]+1)" office:value-type="float" office:value="17145">
            <text:p>17145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34">
            <text:p>134</text:p>
          </table:table-cell>
          <table:table-cell table:formula="of:=([.$B$24]-[.$A163]+1)*([.$C$24]-[.$A163]+1)" office:value-type="float" office:value="17408">
            <text:p>17408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35">
            <text:p>135</text:p>
          </table:table-cell>
          <table:table-cell table:formula="of:=([.$B$24]-[.$A164]+1)*([.$C$24]-[.$A164]+1)" office:value-type="float" office:value="17673">
            <text:p>17673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36">
            <text:p>136</text:p>
          </table:table-cell>
          <table:table-cell table:formula="of:=([.$B$24]-[.$A165]+1)*([.$C$24]-[.$A165]+1)" office:value-type="float" office:value="17940">
            <text:p>17940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37">
            <text:p>137</text:p>
          </table:table-cell>
          <table:table-cell table:formula="of:=([.$B$24]-[.$A166]+1)*([.$C$24]-[.$A166]+1)" office:value-type="float" office:value="18209">
            <text:p>18209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38">
            <text:p>138</text:p>
          </table:table-cell>
          <table:table-cell table:formula="of:=([.$B$24]-[.$A167]+1)*([.$C$24]-[.$A167]+1)" office:value-type="float" office:value="18480">
            <text:p>18480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39">
            <text:p>139</text:p>
          </table:table-cell>
          <table:table-cell table:formula="of:=([.$B$24]-[.$A168]+1)*([.$C$24]-[.$A168]+1)" office:value-type="float" office:value="18753">
            <text:p>18753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40">
            <text:p>140</text:p>
          </table:table-cell>
          <table:table-cell table:formula="of:=([.$B$24]-[.$A169]+1)*([.$C$24]-[.$A169]+1)" office:value-type="float" office:value="19028">
            <text:p>19028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41">
            <text:p>141</text:p>
          </table:table-cell>
          <table:table-cell table:formula="of:=([.$B$24]-[.$A170]+1)*([.$C$24]-[.$A170]+1)" office:value-type="float" office:value="19305">
            <text:p>19305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42">
            <text:p>142</text:p>
          </table:table-cell>
          <table:table-cell table:formula="of:=([.$B$24]-[.$A171]+1)*([.$C$24]-[.$A171]+1)" office:value-type="float" office:value="19584">
            <text:p>19584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43">
            <text:p>143</text:p>
          </table:table-cell>
          <table:table-cell table:formula="of:=([.$B$24]-[.$A172]+1)*([.$C$24]-[.$A172]+1)" office:value-type="float" office:value="19865">
            <text:p>19865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44">
            <text:p>144</text:p>
          </table:table-cell>
          <table:table-cell table:formula="of:=([.$B$24]-[.$A173]+1)*([.$C$24]-[.$A173]+1)" office:value-type="float" office:value="20148">
            <text:p>20148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45">
            <text:p>145</text:p>
          </table:table-cell>
          <table:table-cell table:formula="of:=([.$B$24]-[.$A174]+1)*([.$C$24]-[.$A174]+1)" office:value-type="float" office:value="20433">
            <text:p>20433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46">
            <text:p>146</text:p>
          </table:table-cell>
          <table:table-cell table:formula="of:=([.$B$24]-[.$A175]+1)*([.$C$24]-[.$A175]+1)" office:value-type="float" office:value="20720">
            <text:p>20720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47">
            <text:p>147</text:p>
          </table:table-cell>
          <table:table-cell table:formula="of:=([.$B$24]-[.$A176]+1)*([.$C$24]-[.$A176]+1)" office:value-type="float" office:value="21009">
            <text:p>21009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48">
            <text:p>148</text:p>
          </table:table-cell>
          <table:table-cell table:formula="of:=([.$B$24]-[.$A177]+1)*([.$C$24]-[.$A177]+1)" office:value-type="float" office:value="21300">
            <text:p>21300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49">
            <text:p>149</text:p>
          </table:table-cell>
          <table:table-cell table:formula="of:=([.$B$24]-[.$A178]+1)*([.$C$24]-[.$A178]+1)" office:value-type="float" office:value="21593">
            <text:p>21593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50">
            <text:p>150</text:p>
          </table:table-cell>
          <table:table-cell table:formula="of:=([.$B$24]-[.$A179]+1)*([.$C$24]-[.$A179]+1)" office:value-type="float" office:value="21888">
            <text:p>21888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51">
            <text:p>151</text:p>
          </table:table-cell>
          <table:table-cell table:formula="of:=([.$B$24]-[.$A180]+1)*([.$C$24]-[.$A180]+1)" office:value-type="float" office:value="22185">
            <text:p>22185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52">
            <text:p>152</text:p>
          </table:table-cell>
          <table:table-cell table:formula="of:=([.$B$24]-[.$A181]+1)*([.$C$24]-[.$A181]+1)" office:value-type="float" office:value="22484">
            <text:p>22484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53">
            <text:p>153</text:p>
          </table:table-cell>
          <table:table-cell table:formula="of:=([.$B$24]-[.$A182]+1)*([.$C$24]-[.$A182]+1)" office:value-type="float" office:value="22785">
            <text:p>22785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54">
            <text:p>154</text:p>
          </table:table-cell>
          <table:table-cell table:formula="of:=([.$B$24]-[.$A183]+1)*([.$C$24]-[.$A183]+1)" office:value-type="float" office:value="23088">
            <text:p>23088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55">
            <text:p>155</text:p>
          </table:table-cell>
          <table:table-cell table:formula="of:=([.$B$24]-[.$A184]+1)*([.$C$24]-[.$A184]+1)" office:value-type="float" office:value="23393">
            <text:p>23393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56">
            <text:p>156</text:p>
          </table:table-cell>
          <table:table-cell table:formula="of:=([.$B$24]-[.$A185]+1)*([.$C$24]-[.$A185]+1)" office:value-type="float" office:value="23700">
            <text:p>23700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57">
            <text:p>157</text:p>
          </table:table-cell>
          <table:table-cell table:formula="of:=([.$B$24]-[.$A186]+1)*([.$C$24]-[.$A186]+1)" office:value-type="float" office:value="24009">
            <text:p>24009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58">
            <text:p>158</text:p>
          </table:table-cell>
          <table:table-cell table:formula="of:=([.$B$24]-[.$A187]+1)*([.$C$24]-[.$A187]+1)" office:value-type="float" office:value="24320">
            <text:p>24320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59">
            <text:p>159</text:p>
          </table:table-cell>
          <table:table-cell table:formula="of:=([.$B$24]-[.$A188]+1)*([.$C$24]-[.$A188]+1)" office:value-type="float" office:value="24633">
            <text:p>24633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60">
            <text:p>160</text:p>
          </table:table-cell>
          <table:table-cell table:formula="of:=([.$B$24]-[.$A189]+1)*([.$C$24]-[.$A189]+1)" office:value-type="float" office:value="24948">
            <text:p>24948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61">
            <text:p>161</text:p>
          </table:table-cell>
          <table:table-cell table:formula="of:=([.$B$24]-[.$A190]+1)*([.$C$24]-[.$A190]+1)" office:value-type="float" office:value="25265">
            <text:p>25265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62">
            <text:p>162</text:p>
          </table:table-cell>
          <table:table-cell table:formula="of:=([.$B$24]-[.$A191]+1)*([.$C$24]-[.$A191]+1)" office:value-type="float" office:value="25584">
            <text:p>25584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63">
            <text:p>163</text:p>
          </table:table-cell>
          <table:table-cell table:formula="of:=([.$B$24]-[.$A192]+1)*([.$C$24]-[.$A192]+1)" office:value-type="float" office:value="25905">
            <text:p>25905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64">
            <text:p>164</text:p>
          </table:table-cell>
          <table:table-cell table:formula="of:=([.$B$24]-[.$A193]+1)*([.$C$24]-[.$A193]+1)" office:value-type="float" office:value="26228">
            <text:p>26228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65">
            <text:p>165</text:p>
          </table:table-cell>
          <table:table-cell table:formula="of:=([.$B$24]-[.$A194]+1)*([.$C$24]-[.$A194]+1)" office:value-type="float" office:value="26553">
            <text:p>26553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66">
            <text:p>166</text:p>
          </table:table-cell>
          <table:table-cell table:formula="of:=([.$B$24]-[.$A195]+1)*([.$C$24]-[.$A195]+1)" office:value-type="float" office:value="26880">
            <text:p>26880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67">
            <text:p>167</text:p>
          </table:table-cell>
          <table:table-cell table:formula="of:=([.$B$24]-[.$A196]+1)*([.$C$24]-[.$A196]+1)" office:value-type="float" office:value="27209">
            <text:p>27209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68">
            <text:p>168</text:p>
          </table:table-cell>
          <table:table-cell table:formula="of:=([.$B$24]-[.$A197]+1)*([.$C$24]-[.$A197]+1)" office:value-type="float" office:value="27540">
            <text:p>27540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69">
            <text:p>169</text:p>
          </table:table-cell>
          <table:table-cell table:formula="of:=([.$B$24]-[.$A198]+1)*([.$C$24]-[.$A198]+1)" office:value-type="float" office:value="27873">
            <text:p>27873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70">
            <text:p>170</text:p>
          </table:table-cell>
          <table:table-cell table:formula="of:=([.$B$24]-[.$A199]+1)*([.$C$24]-[.$A199]+1)" office:value-type="float" office:value="28208">
            <text:p>28208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71">
            <text:p>171</text:p>
          </table:table-cell>
          <table:table-cell table:formula="of:=([.$B$24]-[.$A200]+1)*([.$C$24]-[.$A200]+1)" office:value-type="float" office:value="28545">
            <text:p>28545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72">
            <text:p>172</text:p>
          </table:table-cell>
          <table:table-cell table:formula="of:=([.$B$24]-[.$A201]+1)*([.$C$24]-[.$A201]+1)" office:value-type="float" office:value="28884">
            <text:p>28884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73">
            <text:p>173</text:p>
          </table:table-cell>
          <table:table-cell table:formula="of:=([.$B$24]-[.$A202]+1)*([.$C$24]-[.$A202]+1)" office:value-type="float" office:value="29225">
            <text:p>29225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74">
            <text:p>174</text:p>
          </table:table-cell>
          <table:table-cell table:formula="of:=([.$B$24]-[.$A203]+1)*([.$C$24]-[.$A203]+1)" office:value-type="float" office:value="29568">
            <text:p>29568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75">
            <text:p>175</text:p>
          </table:table-cell>
          <table:table-cell table:formula="of:=([.$B$24]-[.$A204]+1)*([.$C$24]-[.$A204]+1)" office:value-type="float" office:value="29913">
            <text:p>29913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76">
            <text:p>176</text:p>
          </table:table-cell>
          <table:table-cell table:formula="of:=([.$B$24]-[.$A205]+1)*([.$C$24]-[.$A205]+1)" office:value-type="float" office:value="30260">
            <text:p>30260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77">
            <text:p>177</text:p>
          </table:table-cell>
          <table:table-cell table:formula="of:=([.$B$24]-[.$A206]+1)*([.$C$24]-[.$A206]+1)" office:value-type="float" office:value="30609">
            <text:p>30609</text:p>
          </table:table-cell>
          <table:table-cell table:number-columns-repeated="12"/>
        </table:table-row>
        <table:table-row table:style-name="ro1">
          <table:table-cell table:formula="of:=[.A203]+1" office:value-type="float" office:value="178">
            <text:p>178</text:p>
          </table:table-cell>
          <table:table-cell table:formula="of:=([.$B$24]-[.$A207]+1)*([.$C$24]-[.$A207]+1)" office:value-type="float" office:value="30960">
            <text:p>30960</text:p>
          </table:table-cell>
          <table:table-cell table:number-columns-repeated="12"/>
        </table:table-row>
        <table:table-row table:style-name="ro1">
          <table:table-cell table:formula="of:=[.A204]+1" office:value-type="float" office:value="179">
            <text:p>179</text:p>
          </table:table-cell>
          <table:table-cell table:formula="of:=([.$B$24]-[.$A208]+1)*([.$C$24]-[.$A208]+1)" office:value-type="float" office:value="31313">
            <text:p>31313</text:p>
          </table:table-cell>
          <table:table-cell table:number-columns-repeated="12"/>
        </table:table-row>
        <table:table-row table:style-name="ro1">
          <table:table-cell table:formula="of:=[.A205]+1" office:value-type="float" office:value="180">
            <text:p>180</text:p>
          </table:table-cell>
          <table:table-cell table:formula="of:=([.$B$24]-[.$A209]+1)*([.$C$24]-[.$A209]+1)" office:value-type="float" office:value="31668">
            <text:p>31668</text:p>
          </table:table-cell>
          <table:table-cell table:number-columns-repeated="12"/>
        </table:table-row>
        <table:table-row table:style-name="ro1">
          <table:table-cell table:formula="of:=[.A206]+1" office:value-type="float" office:value="181">
            <text:p>181</text:p>
          </table:table-cell>
          <table:table-cell table:formula="of:=([.$B$24]-[.$A210]+1)*([.$C$24]-[.$A210]+1)" office:value-type="float" office:value="32025">
            <text:p>32025</text:p>
          </table:table-cell>
          <table:table-cell table:number-columns-repeated="12"/>
        </table:table-row>
        <table:table-row table:style-name="ro1">
          <table:table-cell table:formula="of:=[.A207]+1" office:value-type="float" office:value="182">
            <text:p>182</text:p>
          </table:table-cell>
          <table:table-cell table:formula="of:=([.$B$24]-[.$A211]+1)*([.$C$24]-[.$A211]+1)" office:value-type="float" office:value="32384">
            <text:p>32384</text:p>
          </table:table-cell>
          <table:table-cell table:number-columns-repeated="12"/>
        </table:table-row>
        <table:table-row table:style-name="ro1">
          <table:table-cell table:formula="of:=[.A208]+1" office:value-type="float" office:value="183">
            <text:p>183</text:p>
          </table:table-cell>
          <table:table-cell table:formula="of:=([.$B$24]-[.$A212]+1)*([.$C$24]-[.$A212]+1)" office:value-type="float" office:value="32745">
            <text:p>32745</text:p>
          </table:table-cell>
          <table:table-cell table:number-columns-repeated="12"/>
        </table:table-row>
        <table:table-row table:style-name="ro1">
          <table:table-cell table:formula="of:=[.A209]+1" office:value-type="float" office:value="184">
            <text:p>184</text:p>
          </table:table-cell>
          <table:table-cell table:formula="of:=([.$B$24]-[.$A213]+1)*([.$C$24]-[.$A213]+1)" office:value-type="float" office:value="33108">
            <text:p>33108</text:p>
          </table:table-cell>
          <table:table-cell table:number-columns-repeated="12"/>
        </table:table-row>
        <table:table-row table:style-name="ro1">
          <table:table-cell table:formula="of:=[.A210]+1" office:value-type="float" office:value="185">
            <text:p>185</text:p>
          </table:table-cell>
          <table:table-cell table:formula="of:=([.$B$24]-[.$A214]+1)*([.$C$24]-[.$A214]+1)" office:value-type="float" office:value="33473">
            <text:p>33473</text:p>
          </table:table-cell>
          <table:table-cell table:number-columns-repeated="12"/>
        </table:table-row>
        <table:table-row table:style-name="ro1">
          <table:table-cell table:formula="of:=[.A211]+1" office:value-type="float" office:value="186">
            <text:p>186</text:p>
          </table:table-cell>
          <table:table-cell table:formula="of:=([.$B$24]-[.$A215]+1)*([.$C$24]-[.$A215]+1)" office:value-type="float" office:value="33840">
            <text:p>33840</text:p>
          </table:table-cell>
          <table:table-cell table:number-columns-repeated="12"/>
        </table:table-row>
        <table:table-row table:style-name="ro1">
          <table:table-cell table:formula="of:=[.A212]+1" office:value-type="float" office:value="187">
            <text:p>187</text:p>
          </table:table-cell>
          <table:table-cell table:formula="of:=([.$B$24]-[.$A216]+1)*([.$C$24]-[.$A216]+1)" office:value-type="float" office:value="34209">
            <text:p>34209</text:p>
          </table:table-cell>
          <table:table-cell table:number-columns-repeated="12"/>
        </table:table-row>
        <table:table-row table:style-name="ro1">
          <table:table-cell table:formula="of:=[.A213]+1" office:value-type="float" office:value="188">
            <text:p>188</text:p>
          </table:table-cell>
          <table:table-cell table:formula="of:=([.$B$24]-[.$A217]+1)*([.$C$24]-[.$A217]+1)" office:value-type="float" office:value="34580">
            <text:p>34580</text:p>
          </table:table-cell>
          <table:table-cell table:number-columns-repeated="12"/>
        </table:table-row>
        <table:table-row table:style-name="ro1">
          <table:table-cell table:formula="of:=[.A214]+1" office:value-type="float" office:value="189">
            <text:p>189</text:p>
          </table:table-cell>
          <table:table-cell table:formula="of:=([.$B$24]-[.$A218]+1)*([.$C$24]-[.$A218]+1)" office:value-type="float" office:value="34953">
            <text:p>34953</text:p>
          </table:table-cell>
          <table:table-cell table:number-columns-repeated="12"/>
        </table:table-row>
        <table:table-row table:style-name="ro1">
          <table:table-cell table:formula="of:=[.A215]+1" office:value-type="float" office:value="190">
            <text:p>190</text:p>
          </table:table-cell>
          <table:table-cell table:formula="of:=([.$B$24]-[.$A219]+1)*([.$C$24]-[.$A219]+1)" office:value-type="float" office:value="35328">
            <text:p>35328</text:p>
          </table:table-cell>
          <table:table-cell table:number-columns-repeated="12"/>
        </table:table-row>
        <table:table-row table:style-name="ro1">
          <table:table-cell table:formula="of:=[.A216]+1" office:value-type="float" office:value="191">
            <text:p>191</text:p>
          </table:table-cell>
          <table:table-cell table:formula="of:=([.$B$24]-[.$A220]+1)*([.$C$24]-[.$A220]+1)" office:value-type="float" office:value="35705">
            <text:p>35705</text:p>
          </table:table-cell>
          <table:table-cell table:number-columns-repeated="12"/>
        </table:table-row>
        <table:table-row table:style-name="ro1">
          <table:table-cell table:formula="of:=[.A217]+1" office:value-type="float" office:value="192">
            <text:p>192</text:p>
          </table:table-cell>
          <table:table-cell table:formula="of:=([.$B$24]-[.$A221]+1)*([.$C$24]-[.$A221]+1)" office:value-type="float" office:value="36084">
            <text:p>36084</text:p>
          </table:table-cell>
          <table:table-cell table:number-columns-repeated="12"/>
        </table:table-row>
        <table:table-row table:style-name="ro1">
          <table:table-cell table:formula="of:=[.A218]+1" office:value-type="float" office:value="193">
            <text:p>193</text:p>
          </table:table-cell>
          <table:table-cell table:formula="of:=([.$B$24]-[.$A222]+1)*([.$C$24]-[.$A222]+1)" office:value-type="float" office:value="36465">
            <text:p>36465</text:p>
          </table:table-cell>
          <table:table-cell table:number-columns-repeated="12"/>
        </table:table-row>
        <table:table-row table:style-name="ro1">
          <table:table-cell table:formula="of:=[.A219]+1" office:value-type="float" office:value="194">
            <text:p>194</text:p>
          </table:table-cell>
          <table:table-cell table:formula="of:=([.$B$24]-[.$A223]+1)*([.$C$24]-[.$A223]+1)" office:value-type="float" office:value="36848">
            <text:p>36848</text:p>
          </table:table-cell>
          <table:table-cell table:number-columns-repeated="12"/>
        </table:table-row>
        <table:table-row table:style-name="ro1">
          <table:table-cell table:formula="of:=[.A220]+1" office:value-type="float" office:value="195">
            <text:p>195</text:p>
          </table:table-cell>
          <table:table-cell table:formula="of:=([.$B$24]-[.$A224]+1)*([.$C$24]-[.$A224]+1)" office:value-type="float" office:value="37233">
            <text:p>37233</text:p>
          </table:table-cell>
          <table:table-cell table:number-columns-repeated="12"/>
        </table:table-row>
        <table:table-row table:style-name="ro1">
          <table:table-cell table:formula="of:=[.A221]+1" office:value-type="float" office:value="196">
            <text:p>196</text:p>
          </table:table-cell>
          <table:table-cell table:formula="of:=([.$B$24]-[.$A225]+1)*([.$C$24]-[.$A225]+1)" office:value-type="float" office:value="37620">
            <text:p>37620</text:p>
          </table:table-cell>
          <table:table-cell table:number-columns-repeated="12"/>
        </table:table-row>
        <table:table-row table:style-name="ro1">
          <table:table-cell table:formula="of:=[.A222]+1" office:value-type="float" office:value="197">
            <text:p>197</text:p>
          </table:table-cell>
          <table:table-cell table:formula="of:=([.$B$24]-[.$A226]+1)*([.$C$24]-[.$A226]+1)" office:value-type="float" office:value="38009">
            <text:p>38009</text:p>
          </table:table-cell>
          <table:table-cell table:number-columns-repeated="12"/>
        </table:table-row>
        <table:table-row table:style-name="ro1">
          <table:table-cell table:formula="of:=[.A223]+1" office:value-type="float" office:value="198">
            <text:p>198</text:p>
          </table:table-cell>
          <table:table-cell table:formula="of:=([.$B$24]-[.$A227]+1)*([.$C$24]-[.$A227]+1)" office:value-type="float" office:value="38400">
            <text:p>38400</text:p>
          </table:table-cell>
          <table:table-cell table:number-columns-repeated="12"/>
        </table:table-row>
        <table:table-row table:style-name="ro1">
          <table:table-cell table:formula="of:=[.A224]+1" office:value-type="float" office:value="199">
            <text:p>199</text:p>
          </table:table-cell>
          <table:table-cell table:formula="of:=([.$B$24]-[.$A228]+1)*([.$C$24]-[.$A228]+1)" office:value-type="float" office:value="38793">
            <text:p>38793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00">
            <text:p>200</text:p>
          </table:table-cell>
          <table:table-cell table:formula="of:=([.$B$24]-[.$A229]+1)*([.$C$24]-[.$A229]+1)" office:value-type="float" office:value="39188">
            <text:p>39188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01">
            <text:p>201</text:p>
          </table:table-cell>
          <table:table-cell table:formula="of:=([.$B$24]-[.$A230]+1)*([.$C$24]-[.$A230]+1)" office:value-type="float" office:value="39585">
            <text:p>39585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02">
            <text:p>202</text:p>
          </table:table-cell>
          <table:table-cell table:formula="of:=([.$B$24]-[.$A231]+1)*([.$C$24]-[.$A231]+1)" office:value-type="float" office:value="39984">
            <text:p>39984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03">
            <text:p>203</text:p>
          </table:table-cell>
          <table:table-cell table:formula="of:=([.$B$24]-[.$A232]+1)*([.$C$24]-[.$A232]+1)" office:value-type="float" office:value="40385">
            <text:p>40385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04">
            <text:p>204</text:p>
          </table:table-cell>
          <table:table-cell table:formula="of:=([.$B$24]-[.$A233]+1)*([.$C$24]-[.$A233]+1)" office:value-type="float" office:value="40788">
            <text:p>40788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05">
            <text:p>205</text:p>
          </table:table-cell>
          <table:table-cell table:formula="of:=([.$B$24]-[.$A234]+1)*([.$C$24]-[.$A234]+1)" office:value-type="float" office:value="41193">
            <text:p>41193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06">
            <text:p>206</text:p>
          </table:table-cell>
          <table:table-cell table:formula="of:=([.$B$24]-[.$A235]+1)*([.$C$24]-[.$A235]+1)" office:value-type="float" office:value="41600">
            <text:p>41600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07">
            <text:p>207</text:p>
          </table:table-cell>
          <table:table-cell table:formula="of:=([.$B$24]-[.$A236]+1)*([.$C$24]-[.$A236]+1)" office:value-type="float" office:value="42009">
            <text:p>42009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08">
            <text:p>208</text:p>
          </table:table-cell>
          <table:table-cell table:formula="of:=([.$B$24]-[.$A237]+1)*([.$C$24]-[.$A237]+1)" office:value-type="float" office:value="42420">
            <text:p>42420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09">
            <text:p>209</text:p>
          </table:table-cell>
          <table:table-cell table:formula="of:=([.$B$24]-[.$A238]+1)*([.$C$24]-[.$A238]+1)" office:value-type="float" office:value="42833">
            <text:p>42833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10">
            <text:p>210</text:p>
          </table:table-cell>
          <table:table-cell table:formula="of:=([.$B$24]-[.$A239]+1)*([.$C$24]-[.$A239]+1)" office:value-type="float" office:value="43248">
            <text:p>43248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11">
            <text:p>211</text:p>
          </table:table-cell>
          <table:table-cell table:formula="of:=([.$B$24]-[.$A240]+1)*([.$C$24]-[.$A240]+1)" office:value-type="float" office:value="43665">
            <text:p>43665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12">
            <text:p>212</text:p>
          </table:table-cell>
          <table:table-cell table:formula="of:=([.$B$24]-[.$A241]+1)*([.$C$24]-[.$A241]+1)" office:value-type="float" office:value="44084">
            <text:p>44084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13">
            <text:p>213</text:p>
          </table:table-cell>
          <table:table-cell table:formula="of:=([.$B$24]-[.$A242]+1)*([.$C$24]-[.$A242]+1)" office:value-type="float" office:value="44505">
            <text:p>44505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14">
            <text:p>214</text:p>
          </table:table-cell>
          <table:table-cell table:formula="of:=([.$B$24]-[.$A243]+1)*([.$C$24]-[.$A243]+1)" office:value-type="float" office:value="44928">
            <text:p>44928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15">
            <text:p>215</text:p>
          </table:table-cell>
          <table:table-cell table:formula="of:=([.$B$24]-[.$A244]+1)*([.$C$24]-[.$A244]+1)" office:value-type="float" office:value="45353">
            <text:p>45353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16">
            <text:p>216</text:p>
          </table:table-cell>
          <table:table-cell table:formula="of:=([.$B$24]-[.$A245]+1)*([.$C$24]-[.$A245]+1)" office:value-type="float" office:value="45780">
            <text:p>45780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17">
            <text:p>217</text:p>
          </table:table-cell>
          <table:table-cell table:formula="of:=([.$B$24]-[.$A246]+1)*([.$C$24]-[.$A246]+1)" office:value-type="float" office:value="46209">
            <text:p>46209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18">
            <text:p>218</text:p>
          </table:table-cell>
          <table:table-cell table:formula="of:=([.$B$24]-[.$A247]+1)*([.$C$24]-[.$A247]+1)" office:value-type="float" office:value="46640">
            <text:p>46640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19">
            <text:p>219</text:p>
          </table:table-cell>
          <table:table-cell table:formula="of:=([.$B$24]-[.$A248]+1)*([.$C$24]-[.$A248]+1)" office:value-type="float" office:value="47073">
            <text:p>47073</text:p>
          </table:table-cell>
          <table:table-cell table:number-columns-repeated="12"/>
        </table:table-row>
        <table:table-row table:style-name="ro1">
          <table:table-cell table:formula="of:=[.A245]+1" office:value-type="float" office:value="220">
            <text:p>220</text:p>
          </table:table-cell>
          <table:table-cell table:formula="of:=([.$B$24]-[.$A249]+1)*([.$C$24]-[.$A249]+1)" office:value-type="float" office:value="47508">
            <text:p>47508</text:p>
          </table:table-cell>
          <table:table-cell table:number-columns-repeated="12"/>
        </table:table-row>
        <table:table-row table:style-name="ro1">
          <table:table-cell table:formula="of:=[.A246]+1" office:value-type="float" office:value="221">
            <text:p>221</text:p>
          </table:table-cell>
          <table:table-cell table:formula="of:=([.$B$24]-[.$A250]+1)*([.$C$24]-[.$A250]+1)" office:value-type="float" office:value="47945">
            <text:p>47945</text:p>
          </table:table-cell>
          <table:table-cell table:number-columns-repeated="12"/>
        </table:table-row>
        <table:table-row table:style-name="ro1">
          <table:table-cell table:formula="of:=[.A247]+1" office:value-type="float" office:value="222">
            <text:p>222</text:p>
          </table:table-cell>
          <table:table-cell table:formula="of:=([.$B$24]-[.$A251]+1)*([.$C$24]-[.$A251]+1)" office:value-type="float" office:value="48384">
            <text:p>48384</text:p>
          </table:table-cell>
          <table:table-cell table:number-columns-repeated="12"/>
        </table:table-row>
        <table:table-row table:style-name="ro1">
          <table:table-cell table:formula="of:=[.A248]+1" office:value-type="float" office:value="223">
            <text:p>223</text:p>
          </table:table-cell>
          <table:table-cell table:formula="of:=([.$B$24]-[.$A252]+1)*([.$C$24]-[.$A252]+1)" office:value-type="float" office:value="48825">
            <text:p>48825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24">
            <text:p>224</text:p>
          </table:table-cell>
          <table:table-cell table:formula="of:=([.$B$24]-[.$A253]+1)*([.$C$24]-[.$A253]+1)" office:value-type="float" office:value="49268">
            <text:p>49268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25">
            <text:p>225</text:p>
          </table:table-cell>
          <table:table-cell table:formula="of:=([.$B$24]-[.$A254]+1)*([.$C$24]-[.$A254]+1)" office:value-type="float" office:value="49713">
            <text:p>49713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26">
            <text:p>226</text:p>
          </table:table-cell>
          <table:table-cell table:formula="of:=([.$B$24]-[.$A255]+1)*([.$C$24]-[.$A255]+1)" office:value-type="float" office:value="50160">
            <text:p>50160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27">
            <text:p>227</text:p>
          </table:table-cell>
          <table:table-cell table:formula="of:=([.$B$24]-[.$A256]+1)*([.$C$24]-[.$A256]+1)" office:value-type="float" office:value="50609">
            <text:p>50609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28">
            <text:p>228</text:p>
          </table:table-cell>
          <table:table-cell table:formula="of:=([.$B$24]-[.$A257]+1)*([.$C$24]-[.$A257]+1)" office:value-type="float" office:value="51060">
            <text:p>51060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29">
            <text:p>229</text:p>
          </table:table-cell>
          <table:table-cell table:formula="of:=([.$B$24]-[.$A258]+1)*([.$C$24]-[.$A258]+1)" office:value-type="float" office:value="51513">
            <text:p>51513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30">
            <text:p>230</text:p>
          </table:table-cell>
          <table:table-cell table:formula="of:=([.$B$24]-[.$A259]+1)*([.$C$24]-[.$A259]+1)" office:value-type="float" office:value="51968">
            <text:p>51968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31">
            <text:p>231</text:p>
          </table:table-cell>
          <table:table-cell table:formula="of:=([.$B$24]-[.$A260]+1)*([.$C$24]-[.$A260]+1)" office:value-type="float" office:value="52425">
            <text:p>52425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32">
            <text:p>232</text:p>
          </table:table-cell>
          <table:table-cell table:formula="of:=([.$B$24]-[.$A261]+1)*([.$C$24]-[.$A261]+1)" office:value-type="float" office:value="52884">
            <text:p>52884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33">
            <text:p>233</text:p>
          </table:table-cell>
          <table:table-cell table:formula="of:=([.$B$24]-[.$A262]+1)*([.$C$24]-[.$A262]+1)" office:value-type="float" office:value="53345">
            <text:p>53345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34">
            <text:p>234</text:p>
          </table:table-cell>
          <table:table-cell table:formula="of:=([.$B$24]-[.$A263]+1)*([.$C$24]-[.$A263]+1)" office:value-type="float" office:value="53808">
            <text:p>53808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35">
            <text:p>235</text:p>
          </table:table-cell>
          <table:table-cell table:formula="of:=([.$B$24]-[.$A264]+1)*([.$C$24]-[.$A264]+1)" office:value-type="float" office:value="54273">
            <text:p>54273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36">
            <text:p>236</text:p>
          </table:table-cell>
          <table:table-cell table:formula="of:=([.$B$24]-[.$A265]+1)*([.$C$24]-[.$A265]+1)" office:value-type="float" office:value="54740">
            <text:p>54740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37">
            <text:p>237</text:p>
          </table:table-cell>
          <table:table-cell table:formula="of:=([.$B$24]-[.$A266]+1)*([.$C$24]-[.$A266]+1)" office:value-type="float" office:value="55209">
            <text:p>55209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38">
            <text:p>238</text:p>
          </table:table-cell>
          <table:table-cell table:formula="of:=([.$B$24]-[.$A267]+1)*([.$C$24]-[.$A267]+1)" office:value-type="float" office:value="55680">
            <text:p>55680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39">
            <text:p>239</text:p>
          </table:table-cell>
          <table:table-cell table:formula="of:=([.$B$24]-[.$A268]+1)*([.$C$24]-[.$A268]+1)" office:value-type="float" office:value="56153">
            <text:p>56153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40">
            <text:p>240</text:p>
          </table:table-cell>
          <table:table-cell table:formula="of:=([.$B$24]-[.$A269]+1)*([.$C$24]-[.$A269]+1)" office:value-type="float" office:value="56628">
            <text:p>56628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41">
            <text:p>241</text:p>
          </table:table-cell>
          <table:table-cell table:formula="of:=([.$B$24]-[.$A270]+1)*([.$C$24]-[.$A270]+1)" office:value-type="float" office:value="57105">
            <text:p>57105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42">
            <text:p>242</text:p>
          </table:table-cell>
          <table:table-cell table:formula="of:=([.$B$24]-[.$A271]+1)*([.$C$24]-[.$A271]+1)" office:value-type="float" office:value="57584">
            <text:p>57584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43">
            <text:p>243</text:p>
          </table:table-cell>
          <table:table-cell table:formula="of:=([.$B$24]-[.$A272]+1)*([.$C$24]-[.$A272]+1)" office:value-type="float" office:value="58065">
            <text:p>58065</text:p>
          </table:table-cell>
          <table:table-cell table:number-columns-repeated="12"/>
        </table:table-row>
        <table:table-row table:style-name="ro1">
          <table:table-cell table:formula="of:=[.A269]+1" office:value-type="float" office:value="244">
            <text:p>244</text:p>
          </table:table-cell>
          <table:table-cell table:formula="of:=([.$B$24]-[.$A273]+1)*([.$C$24]-[.$A273]+1)" office:value-type="float" office:value="58548">
            <text:p>58548</text:p>
          </table:table-cell>
          <table:table-cell table:number-columns-repeated="12"/>
        </table:table-row>
        <table:table-row table:style-name="ro1">
          <table:table-cell table:formula="of:=[.A270]+1" office:value-type="float" office:value="245">
            <text:p>245</text:p>
          </table:table-cell>
          <table:table-cell table:formula="of:=([.$B$24]-[.$A274]+1)*([.$C$24]-[.$A274]+1)" office:value-type="float" office:value="59033">
            <text:p>59033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46">
            <text:p>246</text:p>
          </table:table-cell>
          <table:table-cell table:formula="of:=([.$B$24]-[.$A275]+1)*([.$C$24]-[.$A275]+1)" office:value-type="float" office:value="59520">
            <text:p>59520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47">
            <text:p>247</text:p>
          </table:table-cell>
          <table:table-cell table:formula="of:=([.$B$24]-[.$A276]+1)*([.$C$24]-[.$A276]+1)" office:value-type="float" office:value="60009">
            <text:p>60009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48">
            <text:p>248</text:p>
          </table:table-cell>
          <table:table-cell table:formula="of:=([.$B$24]-[.$A277]+1)*([.$C$24]-[.$A277]+1)" office:value-type="float" office:value="60500">
            <text:p>60500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49">
            <text:p>249</text:p>
          </table:table-cell>
          <table:table-cell table:formula="of:=([.$B$24]-[.$A278]+1)*([.$C$24]-[.$A278]+1)" office:value-type="float" office:value="60993">
            <text:p>60993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50">
            <text:p>250</text:p>
          </table:table-cell>
          <table:table-cell table:formula="of:=([.$B$24]-[.$A279]+1)*([.$C$24]-[.$A279]+1)" office:value-type="float" office:value="61488">
            <text:p>61488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51">
            <text:p>251</text:p>
          </table:table-cell>
          <table:table-cell table:formula="of:=([.$B$24]-[.$A280]+1)*([.$C$24]-[.$A280]+1)" office:value-type="float" office:value="61985">
            <text:p>61985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52">
            <text:p>252</text:p>
          </table:table-cell>
          <table:table-cell table:formula="of:=([.$B$24]-[.$A281]+1)*([.$C$24]-[.$A281]+1)" office:value-type="float" office:value="62484">
            <text:p>62484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53">
            <text:p>253</text:p>
          </table:table-cell>
          <table:table-cell table:formula="of:=([.$B$24]-[.$A282]+1)*([.$C$24]-[.$A282]+1)" office:value-type="float" office:value="62985">
            <text:p>62985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54">
            <text:p>254</text:p>
          </table:table-cell>
          <table:table-cell table:formula="of:=([.$B$24]-[.$A283]+1)*([.$C$24]-[.$A283]+1)" office:value-type="float" office:value="63488">
            <text:p>63488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55">
            <text:p>255</text:p>
          </table:table-cell>
          <table:table-cell table:formula="of:=([.$B$24]-[.$A284]+1)*([.$C$24]-[.$A284]+1)" office:value-type="float" office:value="63993">
            <text:p>63993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56">
            <text:p>256</text:p>
          </table:table-cell>
          <table:table-cell table:formula="of:=([.$B$24]-[.$A285]+1)*([.$C$24]-[.$A285]+1)" office:value-type="float" office:value="64500">
            <text:p>64500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57">
            <text:p>257</text:p>
          </table:table-cell>
          <table:table-cell table:formula="of:=([.$B$24]-[.$A286]+1)*([.$C$24]-[.$A286]+1)" office:value-type="float" office:value="65009">
            <text:p>65009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58">
            <text:p>258</text:p>
          </table:table-cell>
          <table:table-cell table:formula="of:=([.$B$24]-[.$A287]+1)*([.$C$24]-[.$A287]+1)" office:value-type="float" office:value="65520">
            <text:p>65520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59">
            <text:p>259</text:p>
          </table:table-cell>
          <table:table-cell table:formula="of:=([.$B$24]-[.$A288]+1)*([.$C$24]-[.$A288]+1)" office:value-type="float" office:value="66033">
            <text:p>66033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60">
            <text:p>260</text:p>
          </table:table-cell>
          <table:table-cell table:formula="of:=([.$B$24]-[.$A289]+1)*([.$C$24]-[.$A289]+1)" office:value-type="float" office:value="66548">
            <text:p>66548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61">
            <text:p>261</text:p>
          </table:table-cell>
          <table:table-cell table:formula="of:=([.$B$24]-[.$A290]+1)*([.$C$24]-[.$A290]+1)" office:value-type="float" office:value="67065">
            <text:p>67065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62">
            <text:p>262</text:p>
          </table:table-cell>
          <table:table-cell table:formula="of:=([.$B$24]-[.$A291]+1)*([.$C$24]-[.$A291]+1)" office:value-type="float" office:value="67584">
            <text:p>67584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63">
            <text:p>263</text:p>
          </table:table-cell>
          <table:table-cell table:formula="of:=([.$B$24]-[.$A292]+1)*([.$C$24]-[.$A292]+1)" office:value-type="float" office:value="68105">
            <text:p>68105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64">
            <text:p>264</text:p>
          </table:table-cell>
          <table:table-cell table:formula="of:=([.$B$24]-[.$A293]+1)*([.$C$24]-[.$A293]+1)" office:value-type="float" office:value="68628">
            <text:p>68628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65">
            <text:p>265</text:p>
          </table:table-cell>
          <table:table-cell table:formula="of:=([.$B$24]-[.$A294]+1)*([.$C$24]-[.$A294]+1)" office:value-type="float" office:value="69153">
            <text:p>69153</text:p>
          </table:table-cell>
          <table:table-cell table:number-columns-repeated="12"/>
        </table:table-row>
        <table:table-row table:style-name="ro1">
          <table:table-cell table:formula="of:=[.A291]+1" office:value-type="float" office:value="266">
            <text:p>266</text:p>
          </table:table-cell>
          <table:table-cell table:formula="of:=([.$B$24]-[.$A295]+1)*([.$C$24]-[.$A295]+1)" office:value-type="float" office:value="69680">
            <text:p>69680</text:p>
          </table:table-cell>
          <table:table-cell table:number-columns-repeated="12"/>
        </table:table-row>
        <table:table-row table:style-name="ro1">
          <table:table-cell table:formula="of:=[.A292]+1" office:value-type="float" office:value="267">
            <text:p>267</text:p>
          </table:table-cell>
          <table:table-cell table:formula="of:=([.$B$24]-[.$A296]+1)*([.$C$24]-[.$A296]+1)" office:value-type="float" office:value="70209">
            <text:p>70209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68">
            <text:p>268</text:p>
          </table:table-cell>
          <table:table-cell table:formula="of:=([.$B$24]-[.$A297]+1)*([.$C$24]-[.$A297]+1)" office:value-type="float" office:value="70740">
            <text:p>70740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69">
            <text:p>269</text:p>
          </table:table-cell>
          <table:table-cell table:formula="of:=([.$B$24]-[.$A298]+1)*([.$C$24]-[.$A298]+1)" office:value-type="float" office:value="71273">
            <text:p>71273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70">
            <text:p>270</text:p>
          </table:table-cell>
          <table:table-cell table:formula="of:=([.$B$24]-[.$A299]+1)*([.$C$24]-[.$A299]+1)" office:value-type="float" office:value="71808">
            <text:p>71808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71">
            <text:p>271</text:p>
          </table:table-cell>
          <table:table-cell table:formula="of:=([.$B$24]-[.$A300]+1)*([.$C$24]-[.$A300]+1)" office:value-type="float" office:value="72345">
            <text:p>72345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72">
            <text:p>272</text:p>
          </table:table-cell>
          <table:table-cell table:formula="of:=([.$B$24]-[.$A301]+1)*([.$C$24]-[.$A301]+1)" office:value-type="float" office:value="72884">
            <text:p>72884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73">
            <text:p>273</text:p>
          </table:table-cell>
          <table:table-cell table:formula="of:=([.$B$24]-[.$A302]+1)*([.$C$24]-[.$A302]+1)" office:value-type="float" office:value="73425">
            <text:p>73425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74">
            <text:p>274</text:p>
          </table:table-cell>
          <table:table-cell table:formula="of:=([.$B$24]-[.$A303]+1)*([.$C$24]-[.$A303]+1)" office:value-type="float" office:value="73968">
            <text:p>73968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75">
            <text:p>275</text:p>
          </table:table-cell>
          <table:table-cell table:formula="of:=([.$B$24]-[.$A304]+1)*([.$C$24]-[.$A304]+1)" office:value-type="float" office:value="74513">
            <text:p>74513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76">
            <text:p>276</text:p>
          </table:table-cell>
          <table:table-cell table:formula="of:=([.$B$24]-[.$A305]+1)*([.$C$24]-[.$A305]+1)" office:value-type="float" office:value="75060">
            <text:p>75060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77">
            <text:p>277</text:p>
          </table:table-cell>
          <table:table-cell table:formula="of:=([.$B$24]-[.$A306]+1)*([.$C$24]-[.$A306]+1)" office:value-type="float" office:value="75609">
            <text:p>75609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78">
            <text:p>278</text:p>
          </table:table-cell>
          <table:table-cell table:formula="of:=([.$B$24]-[.$A307]+1)*([.$C$24]-[.$A307]+1)" office:value-type="float" office:value="76160">
            <text:p>76160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79">
            <text:p>279</text:p>
          </table:table-cell>
          <table:table-cell table:formula="of:=([.$B$24]-[.$A308]+1)*([.$C$24]-[.$A308]+1)" office:value-type="float" office:value="76713">
            <text:p>76713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80">
            <text:p>280</text:p>
          </table:table-cell>
          <table:table-cell table:formula="of:=([.$B$24]-[.$A309]+1)*([.$C$24]-[.$A309]+1)" office:value-type="float" office:value="77268">
            <text:p>77268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81">
            <text:p>281</text:p>
          </table:table-cell>
          <table:table-cell table:formula="of:=([.$B$24]-[.$A310]+1)*([.$C$24]-[.$A310]+1)" office:value-type="float" office:value="77825">
            <text:p>77825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82">
            <text:p>282</text:p>
          </table:table-cell>
          <table:table-cell table:formula="of:=([.$B$24]-[.$A311]+1)*([.$C$24]-[.$A311]+1)" office:value-type="float" office:value="78384">
            <text:p>78384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83">
            <text:p>283</text:p>
          </table:table-cell>
          <table:table-cell table:formula="of:=([.$B$24]-[.$A312]+1)*([.$C$24]-[.$A312]+1)" office:value-type="float" office:value="78945">
            <text:p>78945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84">
            <text:p>284</text:p>
          </table:table-cell>
          <table:table-cell table:formula="of:=([.$B$24]-[.$A313]+1)*([.$C$24]-[.$A313]+1)" office:value-type="float" office:value="79508">
            <text:p>79508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85">
            <text:p>285</text:p>
          </table:table-cell>
          <table:table-cell table:formula="of:=([.$B$24]-[.$A314]+1)*([.$C$24]-[.$A314]+1)" office:value-type="float" office:value="80073">
            <text:p>80073</text:p>
          </table:table-cell>
          <table:table-cell table:number-columns-repeated="12"/>
        </table:table-row>
        <table:table-row table:style-name="ro1">
          <table:table-cell table:formula="of:=[.A311]+1" office:value-type="float" office:value="286">
            <text:p>286</text:p>
          </table:table-cell>
          <table:table-cell table:formula="of:=([.$B$24]-[.$A315]+1)*([.$C$24]-[.$A315]+1)" office:value-type="float" office:value="80640">
            <text:p>80640</text:p>
          </table:table-cell>
          <table:table-cell table:number-columns-repeated="12"/>
        </table:table-row>
        <table:table-row table:style-name="ro1">
          <table:table-cell table:formula="of:=[.A312]+1" office:value-type="float" office:value="287">
            <text:p>287</text:p>
          </table:table-cell>
          <table:table-cell table:formula="of:=([.$B$24]-[.$A316]+1)*([.$C$24]-[.$A316]+1)" office:value-type="float" office:value="81209">
            <text:p>81209</text:p>
          </table:table-cell>
          <table:table-cell table:number-columns-repeated="12"/>
        </table:table-row>
        <table:table-row table:style-name="ro1">
          <table:table-cell table:formula="of:=[.A313]+1" office:value-type="float" office:value="288">
            <text:p>288</text:p>
          </table:table-cell>
          <table:table-cell table:formula="of:=([.$B$24]-[.$A317]+1)*([.$C$24]-[.$A317]+1)" office:value-type="float" office:value="81780">
            <text:p>81780</text:p>
          </table:table-cell>
          <table:table-cell table:number-columns-repeated="12"/>
        </table:table-row>
        <table:table-row table:style-name="ro1">
          <table:table-cell table:formula="of:=[.A314]+1" office:value-type="float" office:value="289">
            <text:p>289</text:p>
          </table:table-cell>
          <table:table-cell table:formula="of:=([.$B$24]-[.$A318]+1)*([.$C$24]-[.$A318]+1)" office:value-type="float" office:value="82353">
            <text:p>82353</text:p>
          </table:table-cell>
          <table:table-cell table:number-columns-repeated="12"/>
        </table:table-row>
        <table:table-row table:style-name="ro1">
          <table:table-cell table:formula="of:=[.A315]+1" office:value-type="float" office:value="290">
            <text:p>290</text:p>
          </table:table-cell>
          <table:table-cell table:formula="of:=([.$B$24]-[.$A319]+1)*([.$C$24]-[.$A319]+1)" office:value-type="float" office:value="82928">
            <text:p>82928</text:p>
          </table:table-cell>
          <table:table-cell table:number-columns-repeated="12"/>
        </table:table-row>
        <table:table-row table:style-name="ro1">
          <table:table-cell table:formula="of:=[.A316]+1" office:value-type="float" office:value="291">
            <text:p>291</text:p>
          </table:table-cell>
          <table:table-cell table:formula="of:=([.$B$24]-[.$A320]+1)*([.$C$24]-[.$A320]+1)" office:value-type="float" office:value="83505">
            <text:p>83505</text:p>
          </table:table-cell>
          <table:table-cell table:number-columns-repeated="12"/>
        </table:table-row>
        <table:table-row table:style-name="ro1">
          <table:table-cell table:formula="of:=[.A317]+1" office:value-type="float" office:value="292">
            <text:p>292</text:p>
          </table:table-cell>
          <table:table-cell table:formula="of:=([.$B$24]-[.$A321]+1)*([.$C$24]-[.$A321]+1)" office:value-type="float" office:value="84084">
            <text:p>84084</text:p>
          </table:table-cell>
          <table:table-cell table:number-columns-repeated="12"/>
        </table:table-row>
        <table:table-row table:style-name="ro1">
          <table:table-cell table:formula="of:=[.A318]+1" office:value-type="float" office:value="293">
            <text:p>293</text:p>
          </table:table-cell>
          <table:table-cell table:formula="of:=([.$B$24]-[.$A322]+1)*([.$C$24]-[.$A322]+1)" office:value-type="float" office:value="84665">
            <text:p>84665</text:p>
          </table:table-cell>
          <table:table-cell table:number-columns-repeated="12"/>
        </table:table-row>
        <table:table-row table:style-name="ro1">
          <table:table-cell table:formula="of:=[.A319]+1" office:value-type="float" office:value="294">
            <text:p>294</text:p>
          </table:table-cell>
          <table:table-cell table:formula="of:=([.$B$24]-[.$A323]+1)*([.$C$24]-[.$A323]+1)" office:value-type="float" office:value="85248">
            <text:p>85248</text:p>
          </table:table-cell>
          <table:table-cell table:number-columns-repeated="12"/>
        </table:table-row>
        <table:table-row table:style-name="ro1">
          <table:table-cell table:formula="of:=[.A320]+1" office:value-type="float" office:value="295">
            <text:p>295</text:p>
          </table:table-cell>
          <table:table-cell table:formula="of:=([.$B$24]-[.$A324]+1)*([.$C$24]-[.$A324]+1)" office:value-type="float" office:value="85833">
            <text:p>85833</text:p>
          </table:table-cell>
          <table:table-cell table:number-columns-repeated="12"/>
        </table:table-row>
        <table:table-row table:style-name="ro1">
          <table:table-cell table:formula="of:=[.A321]+1" office:value-type="float" office:value="296">
            <text:p>296</text:p>
          </table:table-cell>
          <table:table-cell table:formula="of:=([.$B$24]-[.$A325]+1)*([.$C$24]-[.$A325]+1)" office:value-type="float" office:value="86420">
            <text:p>86420</text:p>
          </table:table-cell>
          <table:table-cell table:number-columns-repeated="12"/>
        </table:table-row>
        <table:table-row table:style-name="ro1">
          <table:table-cell table:formula="of:=[.A322]+1" office:value-type="float" office:value="297">
            <text:p>297</text:p>
          </table:table-cell>
          <table:table-cell table:formula="of:=([.$B$24]-[.$A326]+1)*([.$C$24]-[.$A326]+1)" office:value-type="float" office:value="87009">
            <text:p>87009</text:p>
          </table:table-cell>
          <table:table-cell table:number-columns-repeated="12"/>
        </table:table-row>
        <table:table-row table:style-name="ro1">
          <table:table-cell table:formula="of:=[.A323]+1" office:value-type="float" office:value="298">
            <text:p>298</text:p>
          </table:table-cell>
          <table:table-cell table:formula="of:=([.$B$24]-[.$A327]+1)*([.$C$24]-[.$A327]+1)" office:value-type="float" office:value="87600">
            <text:p>87600</text:p>
          </table:table-cell>
          <table:table-cell table:number-columns-repeated="12"/>
        </table:table-row>
        <table:table-row table:style-name="ro1">
          <table:table-cell table:formula="of:=[.A324]+1" office:value-type="float" office:value="299">
            <text:p>299</text:p>
          </table:table-cell>
          <table:table-cell table:formula="of:=([.$B$24]-[.$A328]+1)*([.$C$24]-[.$A328]+1)" office:value-type="float" office:value="88193">
            <text:p>88193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00">
            <text:p>300</text:p>
          </table:table-cell>
          <table:table-cell table:formula="of:=([.$B$24]-[.$A329]+1)*([.$C$24]-[.$A329]+1)" office:value-type="float" office:value="88788">
            <text:p>88788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01">
            <text:p>301</text:p>
          </table:table-cell>
          <table:table-cell table:formula="of:=([.$B$24]-[.$A330]+1)*([.$C$24]-[.$A330]+1)" office:value-type="float" office:value="89385">
            <text:p>89385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02">
            <text:p>302</text:p>
          </table:table-cell>
          <table:table-cell table:formula="of:=([.$B$24]-[.$A331]+1)*([.$C$24]-[.$A331]+1)" office:value-type="float" office:value="89984">
            <text:p>89984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03">
            <text:p>303</text:p>
          </table:table-cell>
          <table:table-cell table:formula="of:=([.$B$24]-[.$A332]+1)*([.$C$24]-[.$A332]+1)" office:value-type="float" office:value="90585">
            <text:p>90585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04">
            <text:p>304</text:p>
          </table:table-cell>
          <table:table-cell table:formula="of:=([.$B$24]-[.$A333]+1)*([.$C$24]-[.$A333]+1)" office:value-type="float" office:value="91188">
            <text:p>91188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05">
            <text:p>305</text:p>
          </table:table-cell>
          <table:table-cell table:formula="of:=([.$B$24]-[.$A334]+1)*([.$C$24]-[.$A334]+1)" office:value-type="float" office:value="91793">
            <text:p>91793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06">
            <text:p>306</text:p>
          </table:table-cell>
          <table:table-cell table:formula="of:=([.$B$24]-[.$A335]+1)*([.$C$24]-[.$A335]+1)" office:value-type="float" office:value="92400">
            <text:p>92400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07">
            <text:p>307</text:p>
          </table:table-cell>
          <table:table-cell table:formula="of:=([.$B$24]-[.$A336]+1)*([.$C$24]-[.$A336]+1)" office:value-type="float" office:value="93009">
            <text:p>93009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08">
            <text:p>308</text:p>
          </table:table-cell>
          <table:table-cell table:formula="of:=([.$B$24]-[.$A337]+1)*([.$C$24]-[.$A337]+1)" office:value-type="float" office:value="93620">
            <text:p>93620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09">
            <text:p>309</text:p>
          </table:table-cell>
          <table:table-cell table:formula="of:=([.$B$24]-[.$A338]+1)*([.$C$24]-[.$A338]+1)" office:value-type="float" office:value="94233">
            <text:p>94233</text:p>
          </table:table-cell>
          <table:table-cell table:number-columns-repeated="12"/>
        </table:table-row>
        <table:table-row table:style-name="ro1">
          <table:table-cell table:formula="of:=[.A335]+1" office:value-type="float" office:value="310">
            <text:p>310</text:p>
          </table:table-cell>
          <table:table-cell table:formula="of:=([.$B$24]-[.$A339]+1)*([.$C$24]-[.$A339]+1)" office:value-type="float" office:value="94848">
            <text:p>94848</text:p>
          </table:table-cell>
          <table:table-cell table:number-columns-repeated="12"/>
        </table:table-row>
        <table:table-row table:style-name="ro1">
          <table:table-cell table:formula="of:=[.A336]+1" office:value-type="float" office:value="311">
            <text:p>311</text:p>
          </table:table-cell>
          <table:table-cell table:formula="of:=([.$B$24]-[.$A340]+1)*([.$C$24]-[.$A340]+1)" office:value-type="float" office:value="95465">
            <text:p>95465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12">
            <text:p>312</text:p>
          </table:table-cell>
          <table:table-cell table:formula="of:=([.$B$24]-[.$A341]+1)*([.$C$24]-[.$A341]+1)" office:value-type="float" office:value="96084">
            <text:p>96084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13">
            <text:p>313</text:p>
          </table:table-cell>
          <table:table-cell table:formula="of:=([.$B$24]-[.$A342]+1)*([.$C$24]-[.$A342]+1)" office:value-type="float" office:value="96705">
            <text:p>96705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14">
            <text:p>314</text:p>
          </table:table-cell>
          <table:table-cell table:formula="of:=([.$B$24]-[.$A343]+1)*([.$C$24]-[.$A343]+1)" office:value-type="float" office:value="97328">
            <text:p>97328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15">
            <text:p>315</text:p>
          </table:table-cell>
          <table:table-cell table:formula="of:=([.$B$24]-[.$A344]+1)*([.$C$24]-[.$A344]+1)" office:value-type="float" office:value="97953">
            <text:p>97953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16">
            <text:p>316</text:p>
          </table:table-cell>
          <table:table-cell table:formula="of:=([.$B$24]-[.$A345]+1)*([.$C$24]-[.$A345]+1)" office:value-type="float" office:value="98580">
            <text:p>98580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17">
            <text:p>317</text:p>
          </table:table-cell>
          <table:table-cell table:formula="of:=([.$B$24]-[.$A346]+1)*([.$C$24]-[.$A346]+1)" office:value-type="float" office:value="99209">
            <text:p>99209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18">
            <text:p>318</text:p>
          </table:table-cell>
          <table:table-cell table:formula="of:=([.$B$24]-[.$A347]+1)*([.$C$24]-[.$A347]+1)" office:value-type="float" office:value="99840">
            <text:p>99840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19">
            <text:p>319</text:p>
          </table:table-cell>
          <table:table-cell table:formula="of:=([.$B$24]-[.$A348]+1)*([.$C$24]-[.$A348]+1)" office:value-type="float" office:value="100473">
            <text:p>100473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20">
            <text:p>320</text:p>
          </table:table-cell>
          <table:table-cell table:formula="of:=([.$B$24]-[.$A349]+1)*([.$C$24]-[.$A349]+1)" office:value-type="float" office:value="101108">
            <text:p>101108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21">
            <text:p>321</text:p>
          </table:table-cell>
          <table:table-cell table:formula="of:=([.$B$24]-[.$A350]+1)*([.$C$24]-[.$A350]+1)" office:value-type="float" office:value="101745">
            <text:p>101745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22">
            <text:p>322</text:p>
          </table:table-cell>
          <table:table-cell table:formula="of:=([.$B$24]-[.$A351]+1)*([.$C$24]-[.$A351]+1)" office:value-type="float" office:value="102384">
            <text:p>102384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23">
            <text:p>323</text:p>
          </table:table-cell>
          <table:table-cell table:formula="of:=([.$B$24]-[.$A352]+1)*([.$C$24]-[.$A352]+1)" office:value-type="float" office:value="103025">
            <text:p>103025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24">
            <text:p>324</text:p>
          </table:table-cell>
          <table:table-cell table:formula="of:=([.$B$24]-[.$A353]+1)*([.$C$24]-[.$A353]+1)" office:value-type="float" office:value="103668">
            <text:p>103668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25">
            <text:p>325</text:p>
          </table:table-cell>
          <table:table-cell table:formula="of:=([.$B$24]-[.$A354]+1)*([.$C$24]-[.$A354]+1)" office:value-type="float" office:value="104313">
            <text:p>104313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26">
            <text:p>326</text:p>
          </table:table-cell>
          <table:table-cell table:formula="of:=([.$B$24]-[.$A355]+1)*([.$C$24]-[.$A355]+1)" office:value-type="float" office:value="104960">
            <text:p>104960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27">
            <text:p>327</text:p>
          </table:table-cell>
          <table:table-cell table:formula="of:=([.$B$24]-[.$A356]+1)*([.$C$24]-[.$A356]+1)" office:value-type="float" office:value="105609">
            <text:p>105609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28">
            <text:p>328</text:p>
          </table:table-cell>
          <table:table-cell table:formula="of:=([.$B$24]-[.$A357]+1)*([.$C$24]-[.$A357]+1)" office:value-type="float" office:value="106260">
            <text:p>106260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29">
            <text:p>329</text:p>
          </table:table-cell>
          <table:table-cell table:formula="of:=([.$B$24]-[.$A358]+1)*([.$C$24]-[.$A358]+1)" office:value-type="float" office:value="106913">
            <text:p>106913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30">
            <text:p>330</text:p>
          </table:table-cell>
          <table:table-cell table:formula="of:=([.$B$24]-[.$A359]+1)*([.$C$24]-[.$A359]+1)" office:value-type="float" office:value="107568">
            <text:p>107568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31">
            <text:p>331</text:p>
          </table:table-cell>
          <table:table-cell table:formula="of:=([.$B$24]-[.$A360]+1)*([.$C$24]-[.$A360]+1)" office:value-type="float" office:value="108225">
            <text:p>108225</text:p>
          </table:table-cell>
          <table:table-cell table:number-columns-repeated="12"/>
        </table:table-row>
        <table:table-row table:style-name="ro1">
          <table:table-cell table:formula="of:=[.A357]+1" office:value-type="float" office:value="332">
            <text:p>332</text:p>
          </table:table-cell>
          <table:table-cell table:formula="of:=([.$B$24]-[.$A361]+1)*([.$C$24]-[.$A361]+1)" office:value-type="float" office:value="108884">
            <text:p>108884</text:p>
          </table:table-cell>
          <table:table-cell table:number-columns-repeated="12"/>
        </table:table-row>
        <table:table-row table:style-name="ro1">
          <table:table-cell table:formula="of:=[.A358]+1" office:value-type="float" office:value="333">
            <text:p>333</text:p>
          </table:table-cell>
          <table:table-cell table:formula="of:=([.$B$24]-[.$A362]+1)*([.$C$24]-[.$A362]+1)" office:value-type="float" office:value="109545">
            <text:p>109545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34">
            <text:p>334</text:p>
          </table:table-cell>
          <table:table-cell table:formula="of:=([.$B$24]-[.$A363]+1)*([.$C$24]-[.$A363]+1)" office:value-type="float" office:value="110208">
            <text:p>110208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35">
            <text:p>335</text:p>
          </table:table-cell>
          <table:table-cell table:formula="of:=([.$B$24]-[.$A364]+1)*([.$C$24]-[.$A364]+1)" office:value-type="float" office:value="110873">
            <text:p>110873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36">
            <text:p>336</text:p>
          </table:table-cell>
          <table:table-cell table:formula="of:=([.$B$24]-[.$A365]+1)*([.$C$24]-[.$A365]+1)" office:value-type="float" office:value="111540">
            <text:p>111540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37">
            <text:p>337</text:p>
          </table:table-cell>
          <table:table-cell table:formula="of:=([.$B$24]-[.$A366]+1)*([.$C$24]-[.$A366]+1)" office:value-type="float" office:value="112209">
            <text:p>112209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38">
            <text:p>338</text:p>
          </table:table-cell>
          <table:table-cell table:formula="of:=([.$B$24]-[.$A367]+1)*([.$C$24]-[.$A367]+1)" office:value-type="float" office:value="112880">
            <text:p>112880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39">
            <text:p>339</text:p>
          </table:table-cell>
          <table:table-cell table:formula="of:=([.$B$24]-[.$A368]+1)*([.$C$24]-[.$A368]+1)" office:value-type="float" office:value="113553">
            <text:p>113553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0">
            <text:p>340</text:p>
          </table:table-cell>
          <table:table-cell table:formula="of:=([.$B$24]-[.$A369]+1)*([.$C$24]-[.$A369]+1)" office:value-type="float" office:value="114228">
            <text:p>114228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1">
            <text:p>341</text:p>
          </table:table-cell>
          <table:table-cell table:formula="of:=([.$B$24]-[.$A370]+1)*([.$C$24]-[.$A370]+1)" office:value-type="float" office:value="114905">
            <text:p>114905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42">
            <text:p>342</text:p>
          </table:table-cell>
          <table:table-cell table:formula="of:=([.$B$24]-[.$A371]+1)*([.$C$24]-[.$A371]+1)" office:value-type="float" office:value="115584">
            <text:p>115584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43">
            <text:p>343</text:p>
          </table:table-cell>
          <table:table-cell table:formula="of:=([.$B$24]-[.$A372]+1)*([.$C$24]-[.$A372]+1)" office:value-type="float" office:value="116265">
            <text:p>116265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44">
            <text:p>344</text:p>
          </table:table-cell>
          <table:table-cell table:formula="of:=([.$B$24]-[.$A373]+1)*([.$C$24]-[.$A373]+1)" office:value-type="float" office:value="116948">
            <text:p>116948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45">
            <text:p>345</text:p>
          </table:table-cell>
          <table:table-cell table:formula="of:=([.$B$24]-[.$A374]+1)*([.$C$24]-[.$A374]+1)" office:value-type="float" office:value="117633">
            <text:p>117633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46">
            <text:p>346</text:p>
          </table:table-cell>
          <table:table-cell table:formula="of:=([.$B$24]-[.$A375]+1)*([.$C$24]-[.$A375]+1)" office:value-type="float" office:value="118320">
            <text:p>118320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47">
            <text:p>347</text:p>
          </table:table-cell>
          <table:table-cell table:formula="of:=([.$B$24]-[.$A376]+1)*([.$C$24]-[.$A376]+1)" office:value-type="float" office:value="119009">
            <text:p>119009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48">
            <text:p>348</text:p>
          </table:table-cell>
          <table:table-cell table:formula="of:=([.$B$24]-[.$A377]+1)*([.$C$24]-[.$A377]+1)" office:value-type="float" office:value="119700">
            <text:p>119700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49">
            <text:p>349</text:p>
          </table:table-cell>
          <table:table-cell table:formula="of:=([.$B$24]-[.$A378]+1)*([.$C$24]-[.$A378]+1)" office:value-type="float" office:value="120393">
            <text:p>120393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0">
            <text:p>350</text:p>
          </table:table-cell>
          <table:table-cell table:formula="of:=([.$B$24]-[.$A379]+1)*([.$C$24]-[.$A379]+1)" office:value-type="float" office:value="121088">
            <text:p>121088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1">
            <text:p>351</text:p>
          </table:table-cell>
          <table:table-cell table:formula="of:=([.$B$24]-[.$A380]+1)*([.$C$24]-[.$A380]+1)" office:value-type="float" office:value="121785">
            <text:p>121785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52">
            <text:p>352</text:p>
          </table:table-cell>
          <table:table-cell table:formula="of:=([.$B$24]-[.$A381]+1)*([.$C$24]-[.$A381]+1)" office:value-type="float" office:value="122484">
            <text:p>122484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53">
            <text:p>353</text:p>
          </table:table-cell>
          <table:table-cell table:formula="of:=([.$B$24]-[.$A382]+1)*([.$C$24]-[.$A382]+1)" office:value-type="float" office:value="123185">
            <text:p>123185</text:p>
          </table:table-cell>
          <table:table-cell table:number-columns-repeated="12"/>
        </table:table-row>
        <table:table-row table:style-name="ro1">
          <table:table-cell table:formula="of:=[.A379]+1" office:value-type="float" office:value="354">
            <text:p>354</text:p>
          </table:table-cell>
          <table:table-cell table:formula="of:=([.$B$24]-[.$A383]+1)*([.$C$24]-[.$A383]+1)" office:value-type="float" office:value="123888">
            <text:p>123888</text:p>
          </table:table-cell>
          <table:table-cell table:number-columns-repeated="12"/>
        </table:table-row>
        <table:table-row table:style-name="ro1">
          <table:table-cell table:formula="of:=[.A380]+1" office:value-type="float" office:value="355">
            <text:p>355</text:p>
          </table:table-cell>
          <table:table-cell table:formula="of:=([.$B$24]-[.$A384]+1)*([.$C$24]-[.$A384]+1)" office:value-type="float" office:value="124593">
            <text:p>124593</text:p>
          </table:table-cell>
          <table:table-cell table:number-columns-repeated="12"/>
        </table:table-row>
        <table:table-row table:style-name="ro1">
          <table:table-cell table:formula="of:=[.A381]+1" office:value-type="float" office:value="356">
            <text:p>356</text:p>
          </table:table-cell>
          <table:table-cell table:formula="of:=([.$B$24]-[.$A385]+1)*([.$C$24]-[.$A385]+1)" office:value-type="float" office:value="125300">
            <text:p>125300</text:p>
          </table:table-cell>
          <table:table-cell table:number-columns-repeated="12"/>
        </table:table-row>
        <table:table-row table:style-name="ro1">
          <table:table-cell table:formula="of:=[.A382]+1" office:value-type="float" office:value="357">
            <text:p>357</text:p>
          </table:table-cell>
          <table:table-cell table:formula="of:=([.$B$24]-[.$A386]+1)*([.$C$24]-[.$A386]+1)" office:value-type="float" office:value="126009">
            <text:p>126009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58">
            <text:p>358</text:p>
          </table:table-cell>
          <table:table-cell table:formula="of:=([.$B$24]-[.$A387]+1)*([.$C$24]-[.$A387]+1)" office:value-type="float" office:value="126720">
            <text:p>126720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59">
            <text:p>359</text:p>
          </table:table-cell>
          <table:table-cell table:formula="of:=([.$B$24]-[.$A388]+1)*([.$C$24]-[.$A388]+1)" office:value-type="float" office:value="127433">
            <text:p>127433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0">
            <text:p>360</text:p>
          </table:table-cell>
          <table:table-cell table:formula="of:=([.$B$24]-[.$A389]+1)*([.$C$24]-[.$A389]+1)" office:value-type="float" office:value="128148">
            <text:p>128148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1">
            <text:p>361</text:p>
          </table:table-cell>
          <table:table-cell table:formula="of:=([.$B$24]-[.$A390]+1)*([.$C$24]-[.$A390]+1)" office:value-type="float" office:value="128865">
            <text:p>128865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2">
            <text:p>362</text:p>
          </table:table-cell>
          <table:table-cell table:formula="of:=([.$B$24]-[.$A391]+1)*([.$C$24]-[.$A391]+1)" office:value-type="float" office:value="129584">
            <text:p>129584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3">
            <text:p>363</text:p>
          </table:table-cell>
          <table:table-cell table:formula="of:=([.$B$24]-[.$A392]+1)*([.$C$24]-[.$A392]+1)" office:value-type="float" office:value="130305">
            <text:p>130305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4">
            <text:p>364</text:p>
          </table:table-cell>
          <table:table-cell table:formula="of:=([.$B$24]-[.$A393]+1)*([.$C$24]-[.$A393]+1)" office:value-type="float" office:value="131028">
            <text:p>131028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5">
            <text:p>365</text:p>
          </table:table-cell>
          <table:table-cell table:formula="of:=([.$B$24]-[.$A394]+1)*([.$C$24]-[.$A394]+1)" office:value-type="float" office:value="131753">
            <text:p>131753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66">
            <text:p>366</text:p>
          </table:table-cell>
          <table:table-cell table:formula="of:=([.$B$24]-[.$A395]+1)*([.$C$24]-[.$A395]+1)" office:value-type="float" office:value="132480">
            <text:p>132480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67">
            <text:p>367</text:p>
          </table:table-cell>
          <table:table-cell table:formula="of:=([.$B$24]-[.$A396]+1)*([.$C$24]-[.$A396]+1)" office:value-type="float" office:value="133209">
            <text:p>133209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68">
            <text:p>368</text:p>
          </table:table-cell>
          <table:table-cell table:formula="of:=([.$B$24]-[.$A397]+1)*([.$C$24]-[.$A397]+1)" office:value-type="float" office:value="133940">
            <text:p>133940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69">
            <text:p>369</text:p>
          </table:table-cell>
          <table:table-cell table:formula="of:=([.$B$24]-[.$A398]+1)*([.$C$24]-[.$A398]+1)" office:value-type="float" office:value="134673">
            <text:p>134673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0">
            <text:p>370</text:p>
          </table:table-cell>
          <table:table-cell table:formula="of:=([.$B$24]-[.$A399]+1)*([.$C$24]-[.$A399]+1)" office:value-type="float" office:value="135408">
            <text:p>135408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1">
            <text:p>371</text:p>
          </table:table-cell>
          <table:table-cell table:formula="of:=([.$B$24]-[.$A400]+1)*([.$C$24]-[.$A400]+1)" office:value-type="float" office:value="136145">
            <text:p>136145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2">
            <text:p>372</text:p>
          </table:table-cell>
          <table:table-cell table:formula="of:=([.$B$24]-[.$A401]+1)*([.$C$24]-[.$A401]+1)" office:value-type="float" office:value="136884">
            <text:p>136884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3">
            <text:p>373</text:p>
          </table:table-cell>
          <table:table-cell table:formula="of:=([.$B$24]-[.$A402]+1)*([.$C$24]-[.$A402]+1)" office:value-type="float" office:value="137625">
            <text:p>137625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4">
            <text:p>374</text:p>
          </table:table-cell>
          <table:table-cell table:formula="of:=([.$B$24]-[.$A403]+1)*([.$C$24]-[.$A403]+1)" office:value-type="float" office:value="138368">
            <text:p>138368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5">
            <text:p>375</text:p>
          </table:table-cell>
          <table:table-cell table:formula="of:=([.$B$24]-[.$A404]+1)*([.$C$24]-[.$A404]+1)" office:value-type="float" office:value="139113">
            <text:p>139113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76">
            <text:p>376</text:p>
          </table:table-cell>
          <table:table-cell table:formula="of:=([.$B$24]-[.$A405]+1)*([.$C$24]-[.$A405]+1)" office:value-type="float" office:value="139860">
            <text:p>139860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77">
            <text:p>377</text:p>
          </table:table-cell>
          <table:table-cell table:formula="of:=([.$B$24]-[.$A406]+1)*([.$C$24]-[.$A406]+1)" office:value-type="float" office:value="140609">
            <text:p>140609</text:p>
          </table:table-cell>
          <table:table-cell table:number-columns-repeated="12"/>
        </table:table-row>
        <table:table-row table:style-name="ro1">
          <table:table-cell table:formula="of:=[.A403]+1" office:value-type="float" office:value="378">
            <text:p>378</text:p>
          </table:table-cell>
          <table:table-cell table:formula="of:=([.$B$24]-[.$A407]+1)*([.$C$24]-[.$A407]+1)" office:value-type="float" office:value="141360">
            <text:p>141360</text:p>
          </table:table-cell>
          <table:table-cell table:number-columns-repeated="12"/>
        </table:table-row>
        <table:table-row table:style-name="ro1">
          <table:table-cell table:formula="of:=[.A404]+1" office:value-type="float" office:value="379">
            <text:p>379</text:p>
          </table:table-cell>
          <table:table-cell table:formula="of:=([.$B$24]-[.$A408]+1)*([.$C$24]-[.$A408]+1)" office:value-type="float" office:value="142113">
            <text:p>142113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0">
            <text:p>380</text:p>
          </table:table-cell>
          <table:table-cell table:formula="of:=([.$B$24]-[.$A409]+1)*([.$C$24]-[.$A409]+1)" office:value-type="float" office:value="142868">
            <text:p>142868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1">
            <text:p>381</text:p>
          </table:table-cell>
          <table:table-cell table:formula="of:=([.$B$24]-[.$A410]+1)*([.$C$24]-[.$A410]+1)" office:value-type="float" office:value="143625">
            <text:p>143625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2">
            <text:p>382</text:p>
          </table:table-cell>
          <table:table-cell table:formula="of:=([.$B$24]-[.$A411]+1)*([.$C$24]-[.$A411]+1)" office:value-type="float" office:value="144384">
            <text:p>144384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3">
            <text:p>383</text:p>
          </table:table-cell>
          <table:table-cell table:formula="of:=([.$B$24]-[.$A412]+1)*([.$C$24]-[.$A412]+1)" office:value-type="float" office:value="145145">
            <text:p>145145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4">
            <text:p>384</text:p>
          </table:table-cell>
          <table:table-cell table:formula="of:=([.$B$24]-[.$A413]+1)*([.$C$24]-[.$A413]+1)" office:value-type="float" office:value="145908">
            <text:p>145908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5">
            <text:p>385</text:p>
          </table:table-cell>
          <table:table-cell table:formula="of:=([.$B$24]-[.$A414]+1)*([.$C$24]-[.$A414]+1)" office:value-type="float" office:value="146673">
            <text:p>146673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6">
            <text:p>386</text:p>
          </table:table-cell>
          <table:table-cell table:formula="of:=([.$B$24]-[.$A415]+1)*([.$C$24]-[.$A415]+1)" office:value-type="float" office:value="147440">
            <text:p>147440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7">
            <text:p>387</text:p>
          </table:table-cell>
          <table:table-cell table:formula="of:=([.$B$24]-[.$A416]+1)*([.$C$24]-[.$A416]+1)" office:value-type="float" office:value="148209">
            <text:p>148209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88">
            <text:p>388</text:p>
          </table:table-cell>
          <table:table-cell table:formula="of:=([.$B$24]-[.$A417]+1)*([.$C$24]-[.$A417]+1)" office:value-type="float" office:value="148980">
            <text:p>148980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89">
            <text:p>389</text:p>
          </table:table-cell>
          <table:table-cell table:formula="of:=([.$B$24]-[.$A418]+1)*([.$C$24]-[.$A418]+1)" office:value-type="float" office:value="149753">
            <text:p>149753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0">
            <text:p>390</text:p>
          </table:table-cell>
          <table:table-cell table:formula="of:=([.$B$24]-[.$A419]+1)*([.$C$24]-[.$A419]+1)" office:value-type="float" office:value="150528">
            <text:p>150528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1">
            <text:p>391</text:p>
          </table:table-cell>
          <table:table-cell table:formula="of:=([.$B$24]-[.$A420]+1)*([.$C$24]-[.$A420]+1)" office:value-type="float" office:value="151305">
            <text:p>151305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2">
            <text:p>392</text:p>
          </table:table-cell>
          <table:table-cell table:formula="of:=([.$B$24]-[.$A421]+1)*([.$C$24]-[.$A421]+1)" office:value-type="float" office:value="152084">
            <text:p>152084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3">
            <text:p>393</text:p>
          </table:table-cell>
          <table:table-cell table:formula="of:=([.$B$24]-[.$A422]+1)*([.$C$24]-[.$A422]+1)" office:value-type="float" office:value="152865">
            <text:p>152865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4">
            <text:p>394</text:p>
          </table:table-cell>
          <table:table-cell table:formula="of:=([.$B$24]-[.$A423]+1)*([.$C$24]-[.$A423]+1)" office:value-type="float" office:value="153648">
            <text:p>153648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5">
            <text:p>395</text:p>
          </table:table-cell>
          <table:table-cell table:formula="of:=([.$B$24]-[.$A424]+1)*([.$C$24]-[.$A424]+1)" office:value-type="float" office:value="154433">
            <text:p>154433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6">
            <text:p>396</text:p>
          </table:table-cell>
          <table:table-cell table:formula="of:=([.$B$24]-[.$A425]+1)*([.$C$24]-[.$A425]+1)" office:value-type="float" office:value="155220">
            <text:p>155220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7">
            <text:p>397</text:p>
          </table:table-cell>
          <table:table-cell table:formula="of:=([.$B$24]-[.$A426]+1)*([.$C$24]-[.$A426]+1)" office:value-type="float" office:value="156009">
            <text:p>156009</text:p>
          </table:table-cell>
          <table:table-cell table:number-columns-repeated="12"/>
        </table:table-row>
        <table:table-row table:style-name="ro1">
          <table:table-cell table:formula="of:=[.A423]+1" office:value-type="float" office:value="398">
            <text:p>398</text:p>
          </table:table-cell>
          <table:table-cell table:formula="of:=([.$B$24]-[.$A427]+1)*([.$C$24]-[.$A427]+1)" office:value-type="float" office:value="156800">
            <text:p>156800</text:p>
          </table:table-cell>
          <table:table-cell table:number-columns-repeated="12"/>
        </table:table-row>
        <table:table-row table:style-name="ro1">
          <table:table-cell table:formula="of:=[.A424]+1" office:value-type="float" office:value="399">
            <text:p>399</text:p>
          </table:table-cell>
          <table:table-cell table:formula="of:=([.$B$24]-[.$A428]+1)*([.$C$24]-[.$A428]+1)" office:value-type="float" office:value="157593">
            <text:p>157593</text:p>
          </table:table-cell>
          <table:table-cell table:number-columns-repeated="12"/>
        </table:table-row>
        <table:table-row table:style-name="ro1">
          <table:table-cell table:formula="of:=[.A425]+1" office:value-type="float" office:value="400">
            <text:p>400</text:p>
          </table:table-cell>
          <table:table-cell table:formula="of:=([.$B$24]-[.$A429]+1)*([.$C$24]-[.$A429]+1)" office:value-type="float" office:value="158388">
            <text:p>158388</text:p>
          </table:table-cell>
          <table:table-cell table:number-columns-repeated="12"/>
        </table:table-row>
        <table:table-row table:style-name="ro1">
          <table:table-cell table:formula="of:=[.A426]+1" office:value-type="float" office:value="401">
            <text:p>401</text:p>
          </table:table-cell>
          <table:table-cell table:formula="of:=([.$B$24]-[.$A430]+1)*([.$C$24]-[.$A430]+1)" office:value-type="float" office:value="159185">
            <text:p>159185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2">
            <text:p>402</text:p>
          </table:table-cell>
          <table:table-cell table:formula="of:=([.$B$24]-[.$A431]+1)*([.$C$24]-[.$A431]+1)" office:value-type="float" office:value="159984">
            <text:p>159984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3">
            <text:p>403</text:p>
          </table:table-cell>
          <table:table-cell table:formula="of:=([.$B$24]-[.$A432]+1)*([.$C$24]-[.$A432]+1)" office:value-type="float" office:value="160785">
            <text:p>160785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4">
            <text:p>404</text:p>
          </table:table-cell>
          <table:table-cell table:formula="of:=([.$B$24]-[.$A433]+1)*([.$C$24]-[.$A433]+1)" office:value-type="float" office:value="161588">
            <text:p>161588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5">
            <text:p>405</text:p>
          </table:table-cell>
          <table:table-cell table:formula="of:=([.$B$24]-[.$A434]+1)*([.$C$24]-[.$A434]+1)" office:value-type="float" office:value="162393">
            <text:p>162393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6">
            <text:p>406</text:p>
          </table:table-cell>
          <table:table-cell table:formula="of:=([.$B$24]-[.$A435]+1)*([.$C$24]-[.$A435]+1)" office:value-type="float" office:value="163200">
            <text:p>163200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7">
            <text:p>407</text:p>
          </table:table-cell>
          <table:table-cell table:formula="of:=([.$B$24]-[.$A436]+1)*([.$C$24]-[.$A436]+1)" office:value-type="float" office:value="164009">
            <text:p>164009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8">
            <text:p>408</text:p>
          </table:table-cell>
          <table:table-cell table:formula="of:=([.$B$24]-[.$A437]+1)*([.$C$24]-[.$A437]+1)" office:value-type="float" office:value="164820">
            <text:p>164820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09">
            <text:p>409</text:p>
          </table:table-cell>
          <table:table-cell table:formula="of:=([.$B$24]-[.$A438]+1)*([.$C$24]-[.$A438]+1)" office:value-type="float" office:value="165633">
            <text:p>165633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0">
            <text:p>410</text:p>
          </table:table-cell>
          <table:table-cell table:formula="of:=([.$B$24]-[.$A439]+1)*([.$C$24]-[.$A439]+1)" office:value-type="float" office:value="166448">
            <text:p>166448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1">
            <text:p>411</text:p>
          </table:table-cell>
          <table:table-cell table:formula="of:=([.$B$24]-[.$A440]+1)*([.$C$24]-[.$A440]+1)" office:value-type="float" office:value="167265">
            <text:p>167265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2">
            <text:p>412</text:p>
          </table:table-cell>
          <table:table-cell table:formula="of:=([.$B$24]-[.$A441]+1)*([.$C$24]-[.$A441]+1)" office:value-type="float" office:value="168084">
            <text:p>168084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3">
            <text:p>413</text:p>
          </table:table-cell>
          <table:table-cell table:formula="of:=([.$B$24]-[.$A442]+1)*([.$C$24]-[.$A442]+1)" office:value-type="float" office:value="168905">
            <text:p>168905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4">
            <text:p>414</text:p>
          </table:table-cell>
          <table:table-cell table:formula="of:=([.$B$24]-[.$A443]+1)*([.$C$24]-[.$A443]+1)" office:value-type="float" office:value="169728">
            <text:p>169728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5">
            <text:p>415</text:p>
          </table:table-cell>
          <table:table-cell table:formula="of:=([.$B$24]-[.$A444]+1)*([.$C$24]-[.$A444]+1)" office:value-type="float" office:value="170553">
            <text:p>170553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6">
            <text:p>416</text:p>
          </table:table-cell>
          <table:table-cell table:formula="of:=([.$B$24]-[.$A445]+1)*([.$C$24]-[.$A445]+1)" office:value-type="float" office:value="171380">
            <text:p>171380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7">
            <text:p>417</text:p>
          </table:table-cell>
          <table:table-cell table:formula="of:=([.$B$24]-[.$A446]+1)*([.$C$24]-[.$A446]+1)" office:value-type="float" office:value="172209">
            <text:p>172209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8">
            <text:p>418</text:p>
          </table:table-cell>
          <table:table-cell table:formula="of:=([.$B$24]-[.$A447]+1)*([.$C$24]-[.$A447]+1)" office:value-type="float" office:value="173040">
            <text:p>173040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19">
            <text:p>419</text:p>
          </table:table-cell>
          <table:table-cell table:formula="of:=([.$B$24]-[.$A448]+1)*([.$C$24]-[.$A448]+1)" office:value-type="float" office:value="173873">
            <text:p>173873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0">
            <text:p>420</text:p>
          </table:table-cell>
          <table:table-cell table:formula="of:=([.$B$24]-[.$A449]+1)*([.$C$24]-[.$A449]+1)" office:value-type="float" office:value="174708">
            <text:p>174708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1">
            <text:p>421</text:p>
          </table:table-cell>
          <table:table-cell table:formula="of:=([.$B$24]-[.$A450]+1)*([.$C$24]-[.$A450]+1)" office:value-type="float" office:value="175545">
            <text:p>175545</text:p>
          </table:table-cell>
          <table:table-cell table:number-columns-repeated="12"/>
        </table:table-row>
        <table:table-row table:style-name="ro1">
          <table:table-cell table:formula="of:=[.A447]+1" office:value-type="float" office:value="422">
            <text:p>422</text:p>
          </table:table-cell>
          <table:table-cell table:formula="of:=([.$B$24]-[.$A451]+1)*([.$C$24]-[.$A451]+1)" office:value-type="float" office:value="176384">
            <text:p>176384</text:p>
          </table:table-cell>
          <table:table-cell table:number-columns-repeated="12"/>
        </table:table-row>
        <table:table-row table:style-name="ro1">
          <table:table-cell table:formula="of:=[.A448]+1" office:value-type="float" office:value="423">
            <text:p>423</text:p>
          </table:table-cell>
          <table:table-cell table:formula="of:=([.$B$24]-[.$A452]+1)*([.$C$24]-[.$A452]+1)" office:value-type="float" office:value="177225">
            <text:p>177225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4">
            <text:p>424</text:p>
          </table:table-cell>
          <table:table-cell table:formula="of:=([.$B$24]-[.$A453]+1)*([.$C$24]-[.$A453]+1)" office:value-type="float" office:value="178068">
            <text:p>178068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5">
            <text:p>425</text:p>
          </table:table-cell>
          <table:table-cell table:formula="of:=([.$B$24]-[.$A454]+1)*([.$C$24]-[.$A454]+1)" office:value-type="float" office:value="178913">
            <text:p>178913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6">
            <text:p>426</text:p>
          </table:table-cell>
          <table:table-cell table:formula="of:=([.$B$24]-[.$A455]+1)*([.$C$24]-[.$A455]+1)" office:value-type="float" office:value="179760">
            <text:p>179760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7">
            <text:p>427</text:p>
          </table:table-cell>
          <table:table-cell table:formula="of:=([.$B$24]-[.$A456]+1)*([.$C$24]-[.$A456]+1)" office:value-type="float" office:value="180609">
            <text:p>180609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8">
            <text:p>428</text:p>
          </table:table-cell>
          <table:table-cell table:formula="of:=([.$B$24]-[.$A457]+1)*([.$C$24]-[.$A457]+1)" office:value-type="float" office:value="181460">
            <text:p>181460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29">
            <text:p>429</text:p>
          </table:table-cell>
          <table:table-cell table:formula="of:=([.$B$24]-[.$A458]+1)*([.$C$24]-[.$A458]+1)" office:value-type="float" office:value="182313">
            <text:p>182313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30">
            <text:p>430</text:p>
          </table:table-cell>
          <table:table-cell table:formula="of:=([.$B$24]-[.$A459]+1)*([.$C$24]-[.$A459]+1)" office:value-type="float" office:value="183168">
            <text:p>183168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31">
            <text:p>431</text:p>
          </table:table-cell>
          <table:table-cell table:formula="of:=([.$B$24]-[.$A460]+1)*([.$C$24]-[.$A460]+1)" office:value-type="float" office:value="184025">
            <text:p>184025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2">
            <text:p>432</text:p>
          </table:table-cell>
          <table:table-cell table:formula="of:=([.$B$24]-[.$A461]+1)*([.$C$24]-[.$A461]+1)" office:value-type="float" office:value="184884">
            <text:p>184884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3">
            <text:p>433</text:p>
          </table:table-cell>
          <table:table-cell table:formula="of:=([.$B$24]-[.$A462]+1)*([.$C$24]-[.$A462]+1)" office:value-type="float" office:value="185745">
            <text:p>185745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4">
            <text:p>434</text:p>
          </table:table-cell>
          <table:table-cell table:formula="of:=([.$B$24]-[.$A463]+1)*([.$C$24]-[.$A463]+1)" office:value-type="float" office:value="186608">
            <text:p>186608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5">
            <text:p>435</text:p>
          </table:table-cell>
          <table:table-cell table:formula="of:=([.$B$24]-[.$A464]+1)*([.$C$24]-[.$A464]+1)" office:value-type="float" office:value="187473">
            <text:p>187473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6">
            <text:p>436</text:p>
          </table:table-cell>
          <table:table-cell table:formula="of:=([.$B$24]-[.$A465]+1)*([.$C$24]-[.$A465]+1)" office:value-type="float" office:value="188340">
            <text:p>188340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7">
            <text:p>437</text:p>
          </table:table-cell>
          <table:table-cell table:formula="of:=([.$B$24]-[.$A466]+1)*([.$C$24]-[.$A466]+1)" office:value-type="float" office:value="189209">
            <text:p>189209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8">
            <text:p>438</text:p>
          </table:table-cell>
          <table:table-cell table:formula="of:=([.$B$24]-[.$A467]+1)*([.$C$24]-[.$A467]+1)" office:value-type="float" office:value="190080">
            <text:p>190080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39">
            <text:p>439</text:p>
          </table:table-cell>
          <table:table-cell table:formula="of:=([.$B$24]-[.$A468]+1)*([.$C$24]-[.$A468]+1)" office:value-type="float" office:value="190953">
            <text:p>190953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40">
            <text:p>440</text:p>
          </table:table-cell>
          <table:table-cell table:formula="of:=([.$B$24]-[.$A469]+1)*([.$C$24]-[.$A469]+1)" office:value-type="float" office:value="191828">
            <text:p>191828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41">
            <text:p>441</text:p>
          </table:table-cell>
          <table:table-cell table:formula="of:=([.$B$24]-[.$A470]+1)*([.$C$24]-[.$A470]+1)" office:value-type="float" office:value="192705">
            <text:p>192705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2">
            <text:p>442</text:p>
          </table:table-cell>
          <table:table-cell table:formula="of:=([.$B$24]-[.$A471]+1)*([.$C$24]-[.$A471]+1)" office:value-type="float" office:value="193584">
            <text:p>193584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3">
            <text:p>443</text:p>
          </table:table-cell>
          <table:table-cell table:formula="of:=([.$B$24]-[.$A472]+1)*([.$C$24]-[.$A472]+1)" office:value-type="float" office:value="194465">
            <text:p>194465</text:p>
          </table:table-cell>
          <table:table-cell table:number-columns-repeated="12"/>
        </table:table-row>
        <table:table-row table:style-name="ro1">
          <table:table-cell table:formula="of:=[.A469]+1" office:value-type="float" office:value="444">
            <text:p>444</text:p>
          </table:table-cell>
          <table:table-cell table:formula="of:=([.$B$24]-[.$A473]+1)*([.$C$24]-[.$A473]+1)" office:value-type="float" office:value="195348">
            <text:p>195348</text:p>
          </table:table-cell>
          <table:table-cell table:number-columns-repeated="12"/>
        </table:table-row>
        <table:table-row table:style-name="ro1">
          <table:table-cell table:formula="of:=[.A470]+1" office:value-type="float" office:value="445">
            <text:p>445</text:p>
          </table:table-cell>
          <table:table-cell table:formula="of:=([.$B$24]-[.$A474]+1)*([.$C$24]-[.$A474]+1)" office:value-type="float" office:value="196233">
            <text:p>196233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6">
            <text:p>446</text:p>
          </table:table-cell>
          <table:table-cell table:formula="of:=([.$B$24]-[.$A475]+1)*([.$C$24]-[.$A475]+1)" office:value-type="float" office:value="197120">
            <text:p>197120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7">
            <text:p>447</text:p>
          </table:table-cell>
          <table:table-cell table:formula="of:=([.$B$24]-[.$A476]+1)*([.$C$24]-[.$A476]+1)" office:value-type="float" office:value="198009">
            <text:p>198009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8">
            <text:p>448</text:p>
          </table:table-cell>
          <table:table-cell table:formula="of:=([.$B$24]-[.$A477]+1)*([.$C$24]-[.$A477]+1)" office:value-type="float" office:value="198900">
            <text:p>198900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49">
            <text:p>449</text:p>
          </table:table-cell>
          <table:table-cell table:formula="of:=([.$B$24]-[.$A478]+1)*([.$C$24]-[.$A478]+1)" office:value-type="float" office:value="199793">
            <text:p>199793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50">
            <text:p>450</text:p>
          </table:table-cell>
          <table:table-cell table:formula="of:=([.$B$24]-[.$A479]+1)*([.$C$24]-[.$A479]+1)" office:value-type="float" office:value="200688">
            <text:p>200688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51">
            <text:p>451</text:p>
          </table:table-cell>
          <table:table-cell table:formula="of:=([.$B$24]-[.$A480]+1)*([.$C$24]-[.$A480]+1)" office:value-type="float" office:value="201585">
            <text:p>201585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52">
            <text:p>452</text:p>
          </table:table-cell>
          <table:table-cell table:formula="of:=([.$B$24]-[.$A481]+1)*([.$C$24]-[.$A481]+1)" office:value-type="float" office:value="202484">
            <text:p>202484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53">
            <text:p>453</text:p>
          </table:table-cell>
          <table:table-cell table:formula="of:=([.$B$24]-[.$A482]+1)*([.$C$24]-[.$A482]+1)" office:value-type="float" office:value="203385">
            <text:p>203385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4">
            <text:p>454</text:p>
          </table:table-cell>
          <table:table-cell table:formula="of:=([.$B$24]-[.$A483]+1)*([.$C$24]-[.$A483]+1)" office:value-type="float" office:value="204288">
            <text:p>204288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5">
            <text:p>455</text:p>
          </table:table-cell>
          <table:table-cell table:formula="of:=([.$B$24]-[.$A484]+1)*([.$C$24]-[.$A484]+1)" office:value-type="float" office:value="205193">
            <text:p>205193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6">
            <text:p>456</text:p>
          </table:table-cell>
          <table:table-cell table:formula="of:=([.$B$24]-[.$A485]+1)*([.$C$24]-[.$A485]+1)" office:value-type="float" office:value="206100">
            <text:p>206100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7">
            <text:p>457</text:p>
          </table:table-cell>
          <table:table-cell table:formula="of:=([.$B$24]-[.$A486]+1)*([.$C$24]-[.$A486]+1)" office:value-type="float" office:value="207009">
            <text:p>207009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8">
            <text:p>458</text:p>
          </table:table-cell>
          <table:table-cell table:formula="of:=([.$B$24]-[.$A487]+1)*([.$C$24]-[.$A487]+1)" office:value-type="float" office:value="207920">
            <text:p>207920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59">
            <text:p>459</text:p>
          </table:table-cell>
          <table:table-cell table:formula="of:=([.$B$24]-[.$A488]+1)*([.$C$24]-[.$A488]+1)" office:value-type="float" office:value="208833">
            <text:p>208833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60">
            <text:p>460</text:p>
          </table:table-cell>
          <table:table-cell table:formula="of:=([.$B$24]-[.$A489]+1)*([.$C$24]-[.$A489]+1)" office:value-type="float" office:value="209748">
            <text:p>209748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61">
            <text:p>461</text:p>
          </table:table-cell>
          <table:table-cell table:formula="of:=([.$B$24]-[.$A490]+1)*([.$C$24]-[.$A490]+1)" office:value-type="float" office:value="210665">
            <text:p>210665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62">
            <text:p>462</text:p>
          </table:table-cell>
          <table:table-cell table:formula="of:=([.$B$24]-[.$A491]+1)*([.$C$24]-[.$A491]+1)" office:value-type="float" office:value="211584">
            <text:p>211584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63">
            <text:p>463</text:p>
          </table:table-cell>
          <table:table-cell table:formula="of:=([.$B$24]-[.$A492]+1)*([.$C$24]-[.$A492]+1)" office:value-type="float" office:value="212505">
            <text:p>212505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4">
            <text:p>464</text:p>
          </table:table-cell>
          <table:table-cell table:formula="of:=([.$B$24]-[.$A493]+1)*([.$C$24]-[.$A493]+1)" office:value-type="float" office:value="213428">
            <text:p>213428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5">
            <text:p>465</text:p>
          </table:table-cell>
          <table:table-cell table:formula="of:=([.$B$24]-[.$A494]+1)*([.$C$24]-[.$A494]+1)" office:value-type="float" office:value="214353">
            <text:p>214353</text:p>
          </table:table-cell>
          <table:table-cell table:number-columns-repeated="12"/>
        </table:table-row>
        <table:table-row table:style-name="ro1">
          <table:table-cell table:formula="of:=[.A491]+1" office:value-type="float" office:value="466">
            <text:p>466</text:p>
          </table:table-cell>
          <table:table-cell table:formula="of:=([.$B$24]-[.$A495]+1)*([.$C$24]-[.$A495]+1)" office:value-type="float" office:value="215280">
            <text:p>215280</text:p>
          </table:table-cell>
          <table:table-cell table:number-columns-repeated="12"/>
        </table:table-row>
        <table:table-row table:style-name="ro1">
          <table:table-cell table:formula="of:=[.A492]+1" office:value-type="float" office:value="467">
            <text:p>467</text:p>
          </table:table-cell>
          <table:table-cell table:formula="of:=([.$B$24]-[.$A496]+1)*([.$C$24]-[.$A496]+1)" office:value-type="float" office:value="216209">
            <text:p>216209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8">
            <text:p>468</text:p>
          </table:table-cell>
          <table:table-cell table:formula="of:=([.$B$24]-[.$A497]+1)*([.$C$24]-[.$A497]+1)" office:value-type="float" office:value="217140">
            <text:p>217140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69">
            <text:p>469</text:p>
          </table:table-cell>
          <table:table-cell table:formula="of:=([.$B$24]-[.$A498]+1)*([.$C$24]-[.$A498]+1)" office:value-type="float" office:value="218073">
            <text:p>218073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70">
            <text:p>470</text:p>
          </table:table-cell>
          <table:table-cell table:formula="of:=([.$B$24]-[.$A499]+1)*([.$C$24]-[.$A499]+1)" office:value-type="float" office:value="219008">
            <text:p>219008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71">
            <text:p>471</text:p>
          </table:table-cell>
          <table:table-cell table:formula="of:=([.$B$24]-[.$A500]+1)*([.$C$24]-[.$A500]+1)" office:value-type="float" office:value="219945">
            <text:p>219945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72">
            <text:p>472</text:p>
          </table:table-cell>
          <table:table-cell table:formula="of:=([.$B$24]-[.$A501]+1)*([.$C$24]-[.$A501]+1)" office:value-type="float" office:value="220884">
            <text:p>220884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73">
            <text:p>473</text:p>
          </table:table-cell>
          <table:table-cell table:formula="of:=([.$B$24]-[.$A502]+1)*([.$C$24]-[.$A502]+1)" office:value-type="float" office:value="221825">
            <text:p>221825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74">
            <text:p>474</text:p>
          </table:table-cell>
          <table:table-cell table:formula="of:=([.$B$24]-[.$A503]+1)*([.$C$24]-[.$A503]+1)" office:value-type="float" office:value="222768">
            <text:p>222768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75">
            <text:p>475</text:p>
          </table:table-cell>
          <table:table-cell table:formula="of:=([.$B$24]-[.$A504]+1)*([.$C$24]-[.$A504]+1)" office:value-type="float" office:value="223713">
            <text:p>223713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6">
            <text:p>476</text:p>
          </table:table-cell>
          <table:table-cell table:formula="of:=([.$B$24]-[.$A505]+1)*([.$C$24]-[.$A505]+1)" office:value-type="float" office:value="224660">
            <text:p>224660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7">
            <text:p>477</text:p>
          </table:table-cell>
          <table:table-cell table:formula="of:=([.$B$24]-[.$A506]+1)*([.$C$24]-[.$A506]+1)" office:value-type="float" office:value="225609">
            <text:p>225609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8">
            <text:p>478</text:p>
          </table:table-cell>
          <table:table-cell table:formula="of:=([.$B$24]-[.$A507]+1)*([.$C$24]-[.$A507]+1)" office:value-type="float" office:value="226560">
            <text:p>226560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79">
            <text:p>479</text:p>
          </table:table-cell>
          <table:table-cell table:formula="of:=([.$B$24]-[.$A508]+1)*([.$C$24]-[.$A508]+1)" office:value-type="float" office:value="227513">
            <text:p>227513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80">
            <text:p>480</text:p>
          </table:table-cell>
          <table:table-cell table:formula="of:=([.$B$24]-[.$A509]+1)*([.$C$24]-[.$A509]+1)" office:value-type="float" office:value="228468">
            <text:p>228468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81">
            <text:p>481</text:p>
          </table:table-cell>
          <table:table-cell table:formula="of:=([.$B$24]-[.$A510]+1)*([.$C$24]-[.$A510]+1)" office:value-type="float" office:value="229425">
            <text:p>229425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82">
            <text:p>482</text:p>
          </table:table-cell>
          <table:table-cell table:formula="of:=([.$B$24]-[.$A511]+1)*([.$C$24]-[.$A511]+1)" office:value-type="float" office:value="230384">
            <text:p>230384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83">
            <text:p>483</text:p>
          </table:table-cell>
          <table:table-cell table:formula="of:=([.$B$24]-[.$A512]+1)*([.$C$24]-[.$A512]+1)" office:value-type="float" office:value="231345">
            <text:p>231345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84">
            <text:p>484</text:p>
          </table:table-cell>
          <table:table-cell table:formula="of:=([.$B$24]-[.$A513]+1)*([.$C$24]-[.$A513]+1)" office:value-type="float" office:value="232308">
            <text:p>232308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85">
            <text:p>485</text:p>
          </table:table-cell>
          <table:table-cell table:formula="of:=([.$B$24]-[.$A514]+1)*([.$C$24]-[.$A514]+1)" office:value-type="float" office:value="233273">
            <text:p>233273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6">
            <text:p>486</text:p>
          </table:table-cell>
          <table:table-cell table:formula="of:=([.$B$24]-[.$A515]+1)*([.$C$24]-[.$A515]+1)" office:value-type="float" office:value="234240">
            <text:p>234240</text:p>
          </table:table-cell>
          <table:table-cell table:number-columns-repeated="12"/>
        </table:table-row>
        <table:table-row table:style-name="ro1">
          <table:table-cell table:formula="of:=[.A512]+1" office:value-type="float" office:value="487">
            <text:p>487</text:p>
          </table:table-cell>
          <table:table-cell table:formula="of:=([.$B$24]-[.$A516]+1)*([.$C$24]-[.$A516]+1)" office:value-type="float" office:value="235209">
            <text:p>235209</text:p>
          </table:table-cell>
          <table:table-cell table:number-columns-repeated="12"/>
        </table:table-row>
        <table:table-row table:style-name="ro1">
          <table:table-cell table:formula="of:=[.A513]+1" office:value-type="float" office:value="488">
            <text:p>488</text:p>
          </table:table-cell>
          <table:table-cell table:formula="of:=([.$B$24]-[.$A517]+1)*([.$C$24]-[.$A517]+1)" office:value-type="float" office:value="236180">
            <text:p>236180</text:p>
          </table:table-cell>
          <table:table-cell table:number-columns-repeated="12"/>
        </table:table-row>
        <table:table-row table:style-name="ro1">
          <table:table-cell table:formula="of:=[.A514]+1" office:value-type="float" office:value="489">
            <text:p>489</text:p>
          </table:table-cell>
          <table:table-cell table:formula="of:=([.$B$24]-[.$A518]+1)*([.$C$24]-[.$A518]+1)" office:value-type="float" office:value="237153">
            <text:p>237153</text:p>
          </table:table-cell>
          <table:table-cell table:number-columns-repeated="12"/>
        </table:table-row>
        <table:table-row table:style-name="ro1">
          <table:table-cell table:formula="of:=[.A515]+1" office:value-type="float" office:value="490">
            <text:p>490</text:p>
          </table:table-cell>
          <table:table-cell table:formula="of:=([.$B$24]-[.$A519]+1)*([.$C$24]-[.$A519]+1)" office:value-type="float" office:value="238128">
            <text:p>238128</text:p>
          </table:table-cell>
          <table:table-cell table:number-columns-repeated="12"/>
        </table:table-row>
        <table:table-row table:style-name="ro1">
          <table:table-cell table:formula="of:=[.A516]+1" office:value-type="float" office:value="491">
            <text:p>491</text:p>
          </table:table-cell>
          <table:table-cell table:formula="of:=([.$B$24]-[.$A520]+1)*([.$C$24]-[.$A520]+1)" office:value-type="float" office:value="239105">
            <text:p>239105</text:p>
          </table:table-cell>
          <table:table-cell table:number-columns-repeated="12"/>
        </table:table-row>
        <table:table-row table:style-name="ro1">
          <table:table-cell table:formula="of:=[.A517]+1" office:value-type="float" office:value="492">
            <text:p>492</text:p>
          </table:table-cell>
          <table:table-cell table:formula="of:=([.$B$24]-[.$A521]+1)*([.$C$24]-[.$A521]+1)" office:value-type="float" office:value="240084">
            <text:p>240084</text:p>
          </table:table-cell>
          <table:table-cell table:number-columns-repeated="12"/>
        </table:table-row>
        <table:table-row table:style-name="ro1">
          <table:table-cell table:formula="of:=[.A518]+1" office:value-type="float" office:value="493">
            <text:p>493</text:p>
          </table:table-cell>
          <table:table-cell table:formula="of:=([.$B$24]-[.$A522]+1)*([.$C$24]-[.$A522]+1)" office:value-type="float" office:value="241065">
            <text:p>241065</text:p>
          </table:table-cell>
          <table:table-cell table:number-columns-repeated="12"/>
        </table:table-row>
        <table:table-row table:style-name="ro1">
          <table:table-cell table:formula="of:=[.A519]+1" office:value-type="float" office:value="494">
            <text:p>494</text:p>
          </table:table-cell>
          <table:table-cell table:formula="of:=([.$B$24]-[.$A523]+1)*([.$C$24]-[.$A523]+1)" office:value-type="float" office:value="242048">
            <text:p>242048</text:p>
          </table:table-cell>
          <table:table-cell table:number-columns-repeated="12"/>
        </table:table-row>
        <table:table-row table:style-name="ro1">
          <table:table-cell table:formula="of:=[.A520]+1" office:value-type="float" office:value="495">
            <text:p>495</text:p>
          </table:table-cell>
          <table:table-cell table:formula="of:=([.$B$24]-[.$A524]+1)*([.$C$24]-[.$A524]+1)" office:value-type="float" office:value="243033">
            <text:p>243033</text:p>
          </table:table-cell>
          <table:table-cell table:number-columns-repeated="12"/>
        </table:table-row>
        <table:table-row table:style-name="ro1">
          <table:table-cell table:formula="of:=[.A521]+1" office:value-type="float" office:value="496">
            <text:p>496</text:p>
          </table:table-cell>
          <table:table-cell table:formula="of:=([.$B$24]-[.$A525]+1)*([.$C$24]-[.$A525]+1)" office:value-type="float" office:value="244020">
            <text:p>244020</text:p>
          </table:table-cell>
          <table:table-cell table:number-columns-repeated="12"/>
        </table:table-row>
        <table:table-row table:style-name="ro1">
          <table:table-cell table:formula="of:=[.A522]+1" office:value-type="float" office:value="497">
            <text:p>497</text:p>
          </table:table-cell>
          <table:table-cell table:formula="of:=([.$B$24]-[.$A526]+1)*([.$C$24]-[.$A526]+1)" office:value-type="float" office:value="245009">
            <text:p>245009</text:p>
          </table:table-cell>
          <table:table-cell table:number-columns-repeated="12"/>
        </table:table-row>
        <table:table-row table:style-name="ro1">
          <table:table-cell table:formula="of:=[.A523]+1" office:value-type="float" office:value="498">
            <text:p>498</text:p>
          </table:table-cell>
          <table:table-cell table:number-columns-repeated="13"/>
        </table:table-row>
        <table:table-row table:style-name="ro1">
          <table:table-cell table:formula="of:=[.A524]+1" office:value-type="float" office:value="499">
            <text:p>499</text:p>
          </table:table-cell>
          <table:table-cell table:number-columns-repeated="13"/>
        </table:table-row>
        <table:table-row table:style-name="ro1">
          <table:table-cell table:formula="of:=[.A525]+1" office:value-type="float" office:value="500">
            <text:p>500</text:p>
          </table:table-cell>
          <table:table-cell table:number-columns-repeated="13"/>
        </table:table-row>
      </table:table>
      <table:table table:name="Sheet3" table:style-name="ta1" table:print="false">
        <table:table-column table:style-name="co1" table:number-columns-repeated="6" table:default-cell-style-name="Default"/>
        <table:table-row table:style-name="ro1" table:number-rows-repeated="9">
          <table:table-cell table:number-columns-repeated="6"/>
        </table:table-row>
        <table:table-row table:style-name="ro1">
          <table:table-cell/>
          <table:table-cell office:value-type="string">
            <text:p>N = 6</text:p>
          </table:table-cell>
          <table:table-cell office:value-type="string">
            <text:p>Perm</text:p>
          </table:table-cell>
          <table:table-cell office:value-type="string">
            <text:p>to cyc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FACT([.B11])" office:value-type="float" office:value="40320">
            <text:p>40320</text:p>
          </table:table-cell>
          <table:table-cell table:formula="of:=[.C11]/(2*[.B11])" office:value-type="float" office:value="2520">
            <text:p>2520</text:p>
          </table:table-cell>
          <table:table-cell table:number-columns-repeated="2"/>
        </table:table-row>
        <table:table-row table:style-name="ro1">
          <table:table-cell office:value-type="string">
            <text:p>Using 1 edge</text:p>
          </table:table-cell>
          <table:table-cell table:formula="of:=FACT(4)" office:value-type="float" office:value="24">
            <text:p>24</text:p>
          </table:table-cell>
          <table:table-cell table:formula="of:=[.B12]*8" office:value-type="float" office:value="192">
            <text:p>192</text:p>
          </table:table-cell>
          <table:table-cell table:formula="of:=[.C12]/8" office:value-type="float" office:value="24">
            <text:p>24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formula="of:=25" office:value-type="float" office:value="25">
            <text:p>25</text:p>
          </table:table-cell>
        </table:table-row>
        <table:table-row table:style-name="ro1">
          <table:table-cell/>
          <table:table-cell table:formula="of:=FACT(8)" office:value-type="float" office:value="40320">
            <text:p>40320</text:p>
          </table:table-cell>
          <table:table-cell table:formula="of:=MOD([.B17];9901)" office:value-type="float" office:value="716">
            <text:p>716</text:p>
          </table:table-cell>
          <table:table-cell table:number-columns-repeated="2"/>
          <table:table-cell table:formula="of:=25 * COMBIN(24;12)" office:value-type="float" office:value="67603900">
            <text:p>676039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formula="of:=21000" office:value-type="float" office:value="21000">
            <text:p>21000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">
          <table:table-cell table:number-columns-repeated="3"/>
          <table:table-cell table:formula="of:=8" office:value-type="float" office:value="8">
            <text:p>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ytes</text:p>
          </table:table-cell>
          <table:table-cell table:formula="of:=[.D20]*[.D21]" office:value-type="float" office:value="168000">
            <text:p>16800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4"/>
          <table:table-cell table:formula="of:=[.E20]*(SUM([.E21:.E22]))" office:value-type="float" office:value="390000">
            <text:p>3900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02/13/2013</text:date>, <text:time>20:0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2-13T20:06:04.21</dc:date>
    <meta:editing-duration>P42DT7H31M41S</meta:editing-duration>
    <meta:editing-cycles>13</meta:editing-cycles>
    <meta:generator>OpenOffice.org/3.4.1$Win32 OpenOffice.org_project/341m1$Build-9593</meta:generator>
    <meta:document-statistic meta:table-count="2" meta:cell-count="1195" meta:object-count="0"/>
  </office:meta>
</office:document-meta>
</file>